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Pictures/100002000000000F0000000C8A18812234702D7C.png" manifest:media-type="image/png"/>
  <manifest:file-entry manifest:full-path="Pictures/100002000000001200000012C529A4137F6E3A08.png" manifest:media-type="image/png"/>
  <manifest:file-entry manifest:full-path="Pictures/100002000000001200000015C26B82F9C2F877D4.png" manifest:media-type="image/png"/>
  <manifest:file-entry manifest:full-path="Pictures/100002000000000F00000012373D1D3A79B43721.png" manifest:media-type="image/png"/>
  <manifest:file-entry manifest:full-path="Pictures/100002000000001500000012A93A4CE7425347B1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Basic/Standard/script-lb.xml" manifest:media-type="text/xml"/>
  <manifest:file-entry manifest:full-path="Basic/VBAProject/Sheet11.xml" manifest:media-type="text/xml"/>
  <manifest:file-entry manifest:full-path="Basic/VBAProject/Sheet12.xml" manifest:media-type="text/xml"/>
  <manifest:file-entry manifest:full-path="Basic/VBAProject/Sheet13.xml" manifest:media-type="text/xml"/>
  <manifest:file-entry manifest:full-path="Basic/VBAProject/Sheet14.xml" manifest:media-type="text/xml"/>
  <manifest:file-entry manifest:full-path="Basic/VBAProject/Sheet15.xml" manifest:media-type="text/xml"/>
  <manifest:file-entry manifest:full-path="Basic/VBAProject/script-lb.xml" manifest:media-type="text/xml"/>
  <manifest:file-entry manifest:full-path="Basic/VBAProject/Sheet16.xml" manifest:media-type="text/xml"/>
  <manifest:file-entry manifest:full-path="Basic/VBAProject/ThisWorkbook.xml" manifest:media-type="text/xml"/>
  <manifest:file-entry manifest:full-path="Basic/VBAProject/Sheet17.xml" manifest:media-type="text/xml"/>
  <manifest:file-entry manifest:full-path="Basic/VBAProject/Sheet18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4.xml" manifest:media-type="text/xml"/>
  <manifest:file-entry manifest:full-path="Basic/script-lc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ta1" style:family="table" style:master-page-name="PageStyle_5f_PREM_20_Data">
      <style:table-properties table:display="true" style:writing-mode="lr-tb"/>
    </style:style>
    <style:style style:name="ta2" style:family="table" style:master-page-name="PageStyle_5f_All_20_Radii">
      <style:table-properties table:display="true" style:writing-mode="lr-tb"/>
    </style:style>
    <style:style style:name="ta3" style:family="table" style:master-page-name="PageStyle_5f_Inner_20_Core">
      <style:table-properties table:display="true" style:writing-mode="lr-tb"/>
    </style:style>
    <style:style style:name="ta4" style:family="table" style:master-page-name="PageStyle_5f_Outer_20_Core">
      <style:table-properties table:display="true" style:writing-mode="lr-tb"/>
    </style:style>
    <style:style style:name="ta5" style:family="table" style:master-page-name="PageStyle_5f_D_27__27__20_layer">
      <style:table-properties table:display="true" style:writing-mode="lr-tb"/>
    </style:style>
    <style:style style:name="ta6" style:family="table" style:master-page-name="PageStyle_5f_Lower_20_Mantle">
      <style:table-properties table:display="true" style:writing-mode="lr-tb"/>
    </style:style>
    <style:style style:name="ta7" style:family="table" style:master-page-name="PageStyle_5f_Inner_20_Transition_20_Zone_20_1">
      <style:table-properties table:display="true" style:writing-mode="lr-tb"/>
    </style:style>
    <style:style style:name="ta8" style:family="table" style:master-page-name="PageStyle_5f_Inner_20_Transition_20_Zone_20_2">
      <style:table-properties table:display="true" style:writing-mode="lr-tb"/>
    </style:style>
    <style:style style:name="ta9" style:family="table" style:master-page-name="PageStyle_5f_Outer_20_Transition_20_Zone">
      <style:table-properties table:display="true" style:writing-mode="lr-tb"/>
    </style:style>
    <style:style style:name="ta10" style:family="table" style:master-page-name="PageStyle_5f_LV_20_Zone_20__26__20_Lid">
      <style:table-properties table:display="true" style:writing-mode="lr-tb"/>
    </style:style>
    <style:style style:name="ta11" style:family="table" style:master-page-name="PageStyle_5f_Crust_20__26__20_Ocean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fo:border-bottom="none" fo:background-color="#ffffcc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EM Data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reliminary Reference Earth Model (PREM) (Dziewonski &amp; Anderson, 1981)</text:p>
          </table:table-cell>
          <table:covered-table-cell table:number-columns-repeated="8" table:style-name="ce7"/>
          <table:covered-table-cell table:style-name="ce10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1" table:number-rows-spanned="2">
            <text:p>Region</text:p>
          </table:table-cell>
          <table:table-cell table:style-name="ce8" office:value-type="string" calcext:value-type="string">
            <text:p>Radius</text:p>
          </table:table-cell>
          <table:table-cell table:style-name="ce8">
            <draw:frame table:end-cell-address="'PREM Data'.C2" table:end-x="0.2299in" table:end-y="0.1874in" draw:z-index="0" draw:name="Picture 1" draw:style-name="gr1" draw:text-style-name="P1" svg:width="0.2299in" svg:height="0.185in" svg:x="0in" svg:y="0.0031in">
              <draw:image xlink:href="Pictures/100002000000001500000012A93A4CE7425347B1.png" xlink:type="simple" xlink:show="embed" xlink:actuate="onLoad" loext:mime-type="image/png">
                <text:p/>
              </draw:image>
            </draw:frame>
          </table:table-cell>
          <table:table-cell table:style-name="ce8">
            <draw:frame table:end-cell-address="'PREM Data'.D2" table:end-x="0.1969in" table:end-y="0.2189in" draw:z-index="1" draw:name="Picture 2" draw:style-name="gr1" draw:text-style-name="P1" svg:width="0.1969in" svg:height="0.2161in" svg:x="0in" svg:y="0.0031in">
              <draw:image xlink:href="Pictures/100002000000001200000015C26B82F9C2F877D4.png" xlink:type="simple" xlink:show="embed" xlink:actuate="onLoad" loext:mime-type="image/png">
                <text:p/>
              </draw:image>
            </draw:frame>
          </table:table-cell>
          <table:table-cell table:style-name="ce8">
            <draw:frame table:end-cell-address="'PREM Data'.E2" table:end-x="0.1972in" table:end-y="0.1874in" draw:z-index="2" draw:name="Picture 3" draw:style-name="gr1" draw:text-style-name="P1" svg:width="0.1949in" svg:height="0.185in" svg:x="0.0031in" svg:y="0.0031in">
              <draw:image xlink:href="Pictures/100002000000001200000012C529A4137F6E3A08.png" xlink:type="simple" xlink:show="embed" xlink:actuate="onLoad" loext:mime-type="image/png">
                <text:p/>
              </draw:image>
            </draw:frame>
          </table:table-cell>
          <table:table-cell table:style-name="ce8" office:value-type="string" calcext:value-type="string">
            <text:p>K<text:span text:style-name="T1">s</text:span></text:p>
          </table:table-cell>
          <table:table-cell table:style-name="ce8">
            <draw:frame table:end-cell-address="'PREM Data'.G2" table:end-x="0.1642in" table:end-y="0.1874in" draw:z-index="3" draw:name="Picture 4" draw:style-name="gr1" draw:text-style-name="P1" svg:width="0.1642in" svg:height="0.185in" svg:x="0in" svg:y="0.0031in">
              <draw:image xlink:href="Pictures/100002000000000F00000012373D1D3A79B43721.png" xlink:type="simple" xlink:show="embed" xlink:actuate="onLoad" loext:mime-type="image/png">
                <text:p/>
              </draw:image>
            </draw:frame>
          </table:table-cell>
          <table:table-cell table:style-name="ce8">
            <draw:frame table:end-cell-address="'PREM Data'.H2" table:end-x="0.1646in" table:end-y="0.1252in" draw:z-index="4" draw:name="Picture 5" draw:style-name="gr1" draw:text-style-name="P1" svg:width="0.1622in" svg:height="0.1228in" svg:x="0.0031in" svg:y="0.0031in">
              <draw:image xlink:href="Pictures/100002000000000F0000000C8A18812234702D7C.png" xlink:type="simple" xlink:show="embed" xlink:actuate="onLoad" loext:mime-type="image/png">
                <text:p/>
              </draw:image>
            </draw:frame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g</text:p>
          </table:table-cell>
          <table:table-cell table:number-columns-repeated="54"/>
        </table:table-row>
        <table:table-row table:style-name="ro1">
          <table:covered-table-cell table:style-name="ce3"/>
          <table:table-cell table:style-name="ce8" office:value-type="string" calcext:value-type="string">
            <text:p>(km)</text:p>
          </table:table-cell>
          <table:table-cell table:number-columns-repeated="2" table:style-name="ce8" office:value-type="string" calcext:value-type="string">
            <text:p>(m/s)</text:p>
          </table:table-cell>
          <table:table-cell table:style-name="ce8" office:value-type="string" calcext:value-type="string">
            <text:p>(kg/m3)</text:p>
          </table:table-cell>
          <table:table-cell table:number-columns-repeated="2" table:style-name="ce8" office:value-type="string" calcext:value-type="string">
            <text:p>(Gpa)</text:p>
          </table:table-cell>
          <table:table-cell table:style-name="ce8"/>
          <table:table-cell table:style-name="ce8" office:value-type="string" calcext:value-type="string">
            <text:p>(Gpa)</text:p>
          </table:table-cell>
          <table:table-cell table:style-name="ce8" office:value-type="string" calcext:value-type="string">
            <text:p>(m/s2)</text:p>
          </table:table-cell>
          <table:table-cell table:number-columns-repeated="54"/>
        </table:table-row>
        <table:table-row table:style-name="ro3">
          <table:table-cell table:style-name="ce13" office:value-type="string" calcext:value-type="string" table:number-columns-spanned="1" table:number-rows-spanned="8">
            <text:p>Inner Cor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266.2" calcext:value-type="float">
            <text:p>11266.2</text:p>
          </table:table-cell>
          <table:table-cell table:style-name="ce9" office:value-type="float" office:value="3667.8" calcext:value-type="float">
            <text:p>3667.8</text:p>
          </table:table-cell>
          <table:table-cell table:style-name="ce9" office:value-type="float" office:value="13088.48" calcext:value-type="float">
            <text:p>13088.48</text:p>
          </table:table-cell>
          <table:table-cell table:style-name="ce9" office:value-type="float" office:value="1425.3" calcext:value-type="float">
            <text:p>1425.3</text:p>
          </table:table-cell>
          <table:table-cell table:style-name="ce9" office:value-type="float" office:value="176.1" calcext:value-type="float">
            <text:p>176.1</text:p>
          </table:table-cell>
          <table:table-cell table:style-name="ce9" office:value-type="float" office:value="0.4407" calcext:value-type="float">
            <text:p>0.4407</text:p>
          </table:table-cell>
          <table:table-cell table:style-name="ce9" office:value-type="float" office:value="363.85" calcext:value-type="float">
            <text:p>363.8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9" table:formula="of:=[.B4]/6371" office:value-type="float" office:value="0" calcext:value-type="float">
            <text:p>0</text:p>
          </table:table-cell>
          <table:table-cell table:style-name="ce9" table:formula="of:=[.J4]/9.8156" office:value-type="float" office:value="0" calcext:value-type="float">
            <text:p>0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1255.93" calcext:value-type="float">
            <text:p>11255.93</text:p>
          </table:table-cell>
          <table:table-cell table:style-name="ce9" office:value-type="float" office:value="3663.42" calcext:value-type="float">
            <text:p>3663.42</text:p>
          </table:table-cell>
          <table:table-cell table:style-name="ce9" office:value-type="float" office:value="13079.77" calcext:value-type="float">
            <text:p>13079.77</text:p>
          </table:table-cell>
          <table:table-cell table:style-name="ce9" office:value-type="float" office:value="1423.1" calcext:value-type="float">
            <text:p>1423.1</text:p>
          </table:table-cell>
          <table:table-cell table:style-name="ce9" office:value-type="float" office:value="175.5" calcext:value-type="float">
            <text:p>175.5</text:p>
          </table:table-cell>
          <table:table-cell table:style-name="ce9" office:value-type="float" office:value="0.4408" calcext:value-type="float">
            <text:p>0.4408</text:p>
          </table:table-cell>
          <table:table-cell table:style-name="ce9" office:value-type="float" office:value="362.9" calcext:value-type="float">
            <text:p>362.9</text:p>
          </table:table-cell>
          <table:table-cell table:style-name="ce9" office:value-type="float" office:value="0.7311" calcext:value-type="float">
            <text:p>0.7311</text:p>
          </table:table-cell>
          <table:table-cell table:number-columns-repeated="4"/>
          <table:table-cell table:style-name="ce9" table:formula="of:=[.B5]/6371" office:value-type="float" office:value="0.0313922461152095" calcext:value-type="float">
            <text:p>0.03139224611521</text:p>
          </table:table-cell>
          <table:table-cell table:style-name="ce9" table:formula="of:=[.J5]/9.8156" office:value-type="float" office:value="0.0744834752842414" calcext:value-type="float">
            <text:p>0.074483475284241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1237.12" calcext:value-type="float">
            <text:p>11237.12</text:p>
          </table:table-cell>
          <table:table-cell table:style-name="ce9" office:value-type="float" office:value="3650.27" calcext:value-type="float">
            <text:p>3650.27</text:p>
          </table:table-cell>
          <table:table-cell table:style-name="ce9" office:value-type="float" office:value="13053.64" calcext:value-type="float">
            <text:p>13053.64</text:p>
          </table:table-cell>
          <table:table-cell table:style-name="ce9" office:value-type="float" office:value="1416.4" calcext:value-type="float">
            <text:p>1416.4</text:p>
          </table:table-cell>
          <table:table-cell table:style-name="ce9" office:value-type="float" office:value="173.9" calcext:value-type="float">
            <text:p>173.9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360.03" calcext:value-type="float">
            <text:p>360.03</text:p>
          </table:table-cell>
          <table:table-cell table:style-name="ce9" office:value-type="float" office:value="1.4604" calcext:value-type="float">
            <text:p>1.4604</text:p>
          </table:table-cell>
          <table:table-cell table:number-columns-repeated="4"/>
          <table:table-cell table:style-name="ce9" table:formula="of:=[.B6]/6371" office:value-type="float" office:value="0.0627844922304191" calcext:value-type="float">
            <text:p>0.062784492230419</text:p>
          </table:table-cell>
          <table:table-cell table:style-name="ce9" table:formula="of:=[.J6]/9.8156" office:value-type="float" office:value="0.148783569012592" calcext:value-type="float">
            <text:p>0.148783569012592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1205.76" calcext:value-type="float">
            <text:p>11205.76</text:p>
          </table:table-cell>
          <table:table-cell table:style-name="ce9" office:value-type="float" office:value="3628.35" calcext:value-type="float">
            <text:p>3628.35</text:p>
          </table:table-cell>
          <table:table-cell table:style-name="ce9" office:value-type="float" office:value="13010.09" calcext:value-type="float">
            <text:p>13010.09</text:p>
          </table:table-cell>
          <table:table-cell table:style-name="ce9" office:value-type="float" office:value="1405.3" calcext:value-type="float">
            <text:p>1405.3</text:p>
          </table:table-cell>
          <table:table-cell table:style-name="ce9" office:value-type="float" office:value="171.3" calcext:value-type="float">
            <text:p>171.3</text:p>
          </table:table-cell>
          <table:table-cell table:style-name="ce9" office:value-type="float" office:value="0.4414" calcext:value-type="float">
            <text:p>0.4414</text:p>
          </table:table-cell>
          <table:table-cell table:style-name="ce9" office:value-type="float" office:value="355.28" calcext:value-type="float">
            <text:p>355.28</text:p>
          </table:table-cell>
          <table:table-cell table:style-name="ce9" office:value-type="float" office:value="2.1862" calcext:value-type="float">
            <text:p>2.1862</text:p>
          </table:table-cell>
          <table:table-cell table:number-columns-repeated="4"/>
          <table:table-cell table:style-name="ce9" table:formula="of:=[.B7]/6371" office:value-type="float" office:value="0.0941767383456286" calcext:value-type="float">
            <text:p>0.094176738345629</text:p>
          </table:table-cell>
          <table:table-cell table:style-name="ce9" table:formula="of:=[.J7]/9.8156" office:value-type="float" office:value="0.222727087493378" calcext:value-type="float">
            <text:p>0.222727087493378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11161.86" calcext:value-type="float">
            <text:p>11161.86</text:p>
          </table:table-cell>
          <table:table-cell table:style-name="ce9" office:value-type="float" office:value="3597.67" calcext:value-type="float">
            <text:p>3597.67</text:p>
          </table:table-cell>
          <table:table-cell table:style-name="ce9" office:value-type="float" office:value="12949.12" calcext:value-type="float">
            <text:p>12949.12</text:p>
          </table:table-cell>
          <table:table-cell table:style-name="ce9" office:value-type="float" office:value="1389.8" calcext:value-type="float">
            <text:p>1389.8</text:p>
          </table:table-cell>
          <table:table-cell table:style-name="ce9" office:value-type="float" office:value="167.6" calcext:value-type="float">
            <text:p>167.6</text:p>
          </table:table-cell>
          <table:table-cell table:style-name="ce9" office:value-type="float" office:value="0.442" calcext:value-type="float">
            <text:p>0.442</text:p>
          </table:table-cell>
          <table:table-cell table:style-name="ce9" office:value-type="float" office:value="348.67" calcext:value-type="float">
            <text:p>348.67</text:p>
          </table:table-cell>
          <table:table-cell table:style-name="ce9" office:value-type="float" office:value="2.9068" calcext:value-type="float">
            <text:p>2.9068</text:p>
          </table:table-cell>
          <table:table-cell table:number-columns-repeated="4"/>
          <table:table-cell table:style-name="ce9" table:formula="of:=[.B8]/6371" office:value-type="float" office:value="0.125568984460838" calcext:value-type="float">
            <text:p>0.125568984460838</text:p>
          </table:table-cell>
          <table:table-cell table:style-name="ce9" table:formula="of:=[.J8]/9.8156" office:value-type="float" office:value="0.296140837034924" calcext:value-type="float">
            <text:p>0.296140837034924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1105.42" calcext:value-type="float">
            <text:p>11105.42</text:p>
          </table:table-cell>
          <table:table-cell table:style-name="ce9" office:value-type="float" office:value="3558.23" calcext:value-type="float">
            <text:p>3558.23</text:p>
          </table:table-cell>
          <table:table-cell table:style-name="ce9" office:value-type="float" office:value="12870.73" calcext:value-type="float">
            <text:p>12870.73</text:p>
          </table:table-cell>
          <table:table-cell table:style-name="ce9" office:value-type="float" office:value="1370.1" calcext:value-type="float">
            <text:p>1370.1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0.4428" calcext:value-type="float">
            <text:p>0.4428</text:p>
          </table:table-cell>
          <table:table-cell table:style-name="ce9" office:value-type="float" office:value="340.24" calcext:value-type="float">
            <text:p>340.24</text:p>
          </table:table-cell>
          <table:table-cell table:style-name="ce9" office:value-type="float" office:value="3.6203" calcext:value-type="float">
            <text:p>3.6203</text:p>
          </table:table-cell>
          <table:table-cell table:number-columns-repeated="4"/>
          <table:table-cell table:style-name="ce9" table:formula="of:=[.B9]/6371" office:value-type="float" office:value="0.156961230576048" calcext:value-type="float">
            <text:p>0.156961230576048</text:p>
          </table:table-cell>
          <table:table-cell table:style-name="ce9" table:formula="of:=[.J9]/9.8156" office:value-type="float" office:value="0.368831248217124" calcext:value-type="float">
            <text:p>0.368831248217124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1200" calcext:value-type="float">
            <text:p>1200</text:p>
          </table:table-cell>
          <table:table-cell table:style-name="ce9" office:value-type="float" office:value="11036.43" calcext:value-type="float">
            <text:p>11036.43</text:p>
          </table:table-cell>
          <table:table-cell table:style-name="ce9" office:value-type="float" office:value="3510.02" calcext:value-type="float">
            <text:p>3510.02</text:p>
          </table:table-cell>
          <table:table-cell table:style-name="ce9" office:value-type="float" office:value="12774.93" calcext:value-type="float">
            <text:p>12774.93</text:p>
          </table:table-cell>
          <table:table-cell table:style-name="ce9" office:value-type="float" office:value="1346.2" calcext:value-type="float">
            <text:p>1346.2</text:p>
          </table:table-cell>
          <table:table-cell table:style-name="ce9" office:value-type="float" office:value="157.4" calcext:value-type="float">
            <text:p>157.4</text:p>
          </table:table-cell>
          <table:table-cell table:style-name="ce9" office:value-type="float" office:value="0.4437" calcext:value-type="float">
            <text:p>0.4437</text:p>
          </table:table-cell>
          <table:table-cell table:style-name="ce9" office:value-type="float" office:value="330.05" calcext:value-type="float">
            <text:p>330.05</text:p>
          </table:table-cell>
          <table:table-cell table:style-name="ce9" office:value-type="float" office:value="4.3251" calcext:value-type="float">
            <text:p>4.3251</text:p>
          </table:table-cell>
          <table:table-cell table:number-columns-repeated="4"/>
          <table:table-cell table:style-name="ce9" table:formula="of:=[.B10]/6371" office:value-type="float" office:value="0.188353476691257" calcext:value-type="float">
            <text:p>0.188353476691257</text:p>
          </table:table-cell>
          <table:table-cell table:style-name="ce9" table:formula="of:=[.J10]/9.8156" office:value-type="float" office:value="0.440635315212519" calcext:value-type="float">
            <text:p>0.440635315212519</text:p>
          </table:table-cell>
          <table:table-cell table:number-columns-repeated="48"/>
        </table:table-row>
        <table:table-row table:style-name="ro3">
          <table:covered-table-cell table:style-name="ce6"/>
          <table:table-cell table:style-name="ce9" office:value-type="float" office:value="1221.5" calcext:value-type="float">
            <text:p>1221.5</text:p>
          </table:table-cell>
          <table:table-cell table:style-name="ce9" office:value-type="float" office:value="11028.27" calcext:value-type="float">
            <text:p>11028.27</text:p>
          </table:table-cell>
          <table:table-cell table:style-name="ce9" office:value-type="float" office:value="3504.32" calcext:value-type="float">
            <text:p>3504.32</text:p>
          </table:table-cell>
          <table:table-cell table:style-name="ce9" office:value-type="float" office:value="12763.6" calcext:value-type="float">
            <text:p>12763.6</text:p>
          </table:table-cell>
          <table:table-cell table:style-name="ce9" office:value-type="float" office:value="1343.4" calcext:value-type="float">
            <text:p>1343.4</text:p>
          </table:table-cell>
          <table:table-cell table:style-name="ce9" office:value-type="float" office:value="156.7" calcext:value-type="float">
            <text:p>156.7</text:p>
          </table:table-cell>
          <table:table-cell table:style-name="ce9" office:value-type="float" office:value="0.4438" calcext:value-type="float">
            <text:p>0.4438</text:p>
          </table:table-cell>
          <table:table-cell table:style-name="ce9" office:value-type="float" office:value="328.85" calcext:value-type="float">
            <text:p>328.85</text:p>
          </table:table-cell>
          <table:table-cell table:style-name="ce9" office:value-type="float" office:value="4.4002" calcext:value-type="float">
            <text:p>4.4002</text:p>
          </table:table-cell>
          <table:table-cell table:number-columns-repeated="4"/>
          <table:table-cell table:style-name="ce9" table:formula="of:=[.B11]/6371" office:value-type="float" office:value="0.191728143148642" calcext:value-type="float">
            <text:p>0.191728143148642</text:p>
          </table:table-cell>
          <table:table-cell table:style-name="ce9" table:formula="of:=[.J11]/9.8156" office:value-type="float" office:value="0.448286401238844" calcext:value-type="float">
            <text:p>0.448286401238844</text:p>
          </table:table-cell>
          <table:table-cell table:number-columns-repeated="48"/>
        </table:table-row>
        <table:table-row table:style-name="ro3">
          <table:table-cell table:style-name="ce13" office:value-type="string" calcext:value-type="string" table:number-columns-spanned="1" table:number-rows-spanned="13">
            <text:p>Outer Core</text:p>
          </table:table-cell>
          <table:table-cell table:style-name="ce9" office:value-type="float" office:value="1221.5" calcext:value-type="float">
            <text:p>1221.5</text:p>
          </table:table-cell>
          <table:table-cell table:style-name="ce9" office:value-type="float" office:value="10355.68" calcext:value-type="float">
            <text:p>10355.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166.34" calcext:value-type="float">
            <text:p>12166.34</text:p>
          </table:table-cell>
          <table:table-cell table:style-name="ce9" office:value-type="float" office:value="1304.7" calcext:value-type="float">
            <text:p>1304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328.85" calcext:value-type="float">
            <text:p>328.85</text:p>
          </table:table-cell>
          <table:table-cell table:style-name="ce9" office:value-type="float" office:value="4.4002" calcext:value-type="float">
            <text:p>4.4002</text:p>
          </table:table-cell>
          <table:table-cell table:number-columns-repeated="4"/>
          <table:table-cell table:style-name="ce9" table:formula="of:=[.B12]/6371" office:value-type="float" office:value="0.191728143148642" calcext:value-type="float">
            <text:p>0.191728143148642</text:p>
          </table:table-cell>
          <table:table-cell table:style-name="ce9" table:formula="of:=[.J12]/9.8156" office:value-type="float" office:value="0.448286401238844" calcext:value-type="float">
            <text:p>0.448286401238844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1400" calcext:value-type="float">
            <text:p>1400</text:p>
          </table:table-cell>
          <table:table-cell table:style-name="ce9" office:value-type="float" office:value="10249.59" calcext:value-type="float">
            <text:p>10249.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069.24" calcext:value-type="float">
            <text:p>12069.24</text:p>
          </table:table-cell>
          <table:table-cell table:style-name="ce9" office:value-type="float" office:value="1267.9" calcext:value-type="float">
            <text:p>126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318.75" calcext:value-type="float">
            <text:p>318.75</text:p>
          </table:table-cell>
          <table:table-cell table:style-name="ce9" office:value-type="float" office:value="4.9413" calcext:value-type="float">
            <text:p>4.9413</text:p>
          </table:table-cell>
          <table:table-cell table:number-columns-repeated="4"/>
          <table:table-cell table:style-name="ce9" table:formula="of:=[.B13]/6371" office:value-type="float" office:value="0.219745722806467" calcext:value-type="float">
            <text:p>0.219745722806467</text:p>
          </table:table-cell>
          <table:table-cell table:style-name="ce9" table:formula="of:=[.J13]/9.8156" office:value-type="float" office:value="0.503412934512409" calcext:value-type="float">
            <text:p>0.503412934512409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1600" calcext:value-type="float">
            <text:p>1600</text:p>
          </table:table-cell>
          <table:table-cell table:style-name="ce9" office:value-type="float" office:value="10122.91" calcext:value-type="float">
            <text:p>10122.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946.82" calcext:value-type="float">
            <text:p>11946.82</text:p>
          </table:table-cell>
          <table:table-cell table:style-name="ce9" office:value-type="float" office:value="1224.2" calcext:value-type="float">
            <text:p>122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306.15" calcext:value-type="float">
            <text:p>306.15</text:p>
          </table:table-cell>
          <table:table-cell table:style-name="ce9" office:value-type="float" office:value="5.5548" calcext:value-type="float">
            <text:p>5.5548</text:p>
          </table:table-cell>
          <table:table-cell table:number-columns-repeated="4"/>
          <table:table-cell table:style-name="ce9" table:formula="of:=[.B14]/6371" office:value-type="float" office:value="0.251137968921676" calcext:value-type="float">
            <text:p>0.251137968921676</text:p>
          </table:table-cell>
          <table:table-cell table:style-name="ce9" table:formula="of:=[.J14]/9.8156" office:value-type="float" office:value="0.565915481478463" calcext:value-type="float">
            <text:p>0.565915481478463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1800" calcext:value-type="float">
            <text:p>1800</text:p>
          </table:table-cell>
          <table:table-cell table:style-name="ce9" office:value-type="float" office:value="9985.54" calcext:value-type="float">
            <text:p>9985.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9" calcext:value-type="float">
            <text:p>11809</text:p>
          </table:table-cell>
          <table:table-cell table:style-name="ce9" office:value-type="float" office:value="1177.5" calcext:value-type="float">
            <text:p>1177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92.22" calcext:value-type="float">
            <text:p>292.22</text:p>
          </table:table-cell>
          <table:table-cell table:style-name="ce9" office:value-type="float" office:value="6.1669" calcext:value-type="float">
            <text:p>6.1669</text:p>
          </table:table-cell>
          <table:table-cell table:number-columns-repeated="4"/>
          <table:table-cell table:style-name="ce9" table:formula="of:=[.B15]/6371" office:value-type="float" office:value="0.282530215036886" calcext:value-type="float">
            <text:p>0.282530215036886</text:p>
          </table:table-cell>
          <table:table-cell table:style-name="ce9" table:formula="of:=[.J15]/9.8156" office:value-type="float" office:value="0.628275398345491" calcext:value-type="float">
            <text:p>0.628275398345491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9834.96" calcext:value-type="float">
            <text:p>9834.9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654.78" calcext:value-type="float">
            <text:p>11654.78</text:p>
          </table:table-cell>
          <table:table-cell table:style-name="ce9" office:value-type="float" office:value="1127.3" calcext:value-type="float">
            <text:p>1127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77.04" calcext:value-type="float">
            <text:p>277.04</text:p>
          </table:table-cell>
          <table:table-cell table:style-name="ce9" office:value-type="float" office:value="6.7715" calcext:value-type="float">
            <text:p>6.7715</text:p>
          </table:table-cell>
          <table:table-cell table:number-columns-repeated="4"/>
          <table:table-cell table:style-name="ce9" table:formula="of:=[.B16]/6371" office:value-type="float" office:value="0.313922461152095" calcext:value-type="float">
            <text:p>0.313922461152095</text:p>
          </table:table-cell>
          <table:table-cell table:style-name="ce9" table:formula="of:=[.J16]/9.8156" office:value-type="float" office:value="0.689871225396308" calcext:value-type="float">
            <text:p>0.689871225396308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2200" calcext:value-type="float">
            <text:p>2200</text:p>
          </table:table-cell>
          <table:table-cell table:style-name="ce9" office:value-type="float" office:value="9668.65" calcext:value-type="float">
            <text:p>9668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483.11" calcext:value-type="float">
            <text:p>11483.11</text:p>
          </table:table-cell>
          <table:table-cell table:style-name="ce9" office:value-type="float" office:value="1073.5" calcext:value-type="float">
            <text:p>1073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60.68" calcext:value-type="float">
            <text:p>260.68</text:p>
          </table:table-cell>
          <table:table-cell table:style-name="ce9" office:value-type="float" office:value="7.3645" calcext:value-type="float">
            <text:p>7.3645</text:p>
          </table:table-cell>
          <table:table-cell table:number-columns-repeated="4"/>
          <table:table-cell table:style-name="ce9" table:formula="of:=[.B17]/6371" office:value-type="float" office:value="0.345314707267305" calcext:value-type="float">
            <text:p>0.345314707267305</text:p>
          </table:table-cell>
          <table:table-cell table:style-name="ce9" table:formula="of:=[.J17]/9.8156" office:value-type="float" office:value="0.750285260198052" calcext:value-type="float">
            <text:p>0.750285260198052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2400" calcext:value-type="float">
            <text:p>2400</text:p>
          </table:table-cell>
          <table:table-cell table:style-name="ce9" office:value-type="float" office:value="9484.09" calcext:value-type="float">
            <text:p>9484.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292.98" calcext:value-type="float">
            <text:p>11292.98</text:p>
          </table:table-cell>
          <table:table-cell table:style-name="ce9" office:value-type="float" office:value="1015.8" calcext:value-type="float">
            <text:p>1015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43.25" calcext:value-type="float">
            <text:p>243.25</text:p>
          </table:table-cell>
          <table:table-cell table:style-name="ce9" office:value-type="float" office:value="7.9425" calcext:value-type="float">
            <text:p>7.9425</text:p>
          </table:table-cell>
          <table:table-cell table:number-columns-repeated="4"/>
          <table:table-cell table:style-name="ce9" table:formula="of:=[.B18]/6371" office:value-type="float" office:value="0.376706953382515" calcext:value-type="float">
            <text:p>0.376706953382515</text:p>
          </table:table-cell>
          <table:table-cell table:style-name="ce9" table:formula="of:=[.J18]/9.8156" office:value-type="float" office:value="0.809171115367374" calcext:value-type="float">
            <text:p>0.809171115367374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2600" calcext:value-type="float">
            <text:p>2600</text:p>
          </table:table-cell>
          <table:table-cell table:style-name="ce9" office:value-type="float" office:value="9278.76" calcext:value-type="float">
            <text:p>9278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083.35" calcext:value-type="float">
            <text:p>11083.35</text:p>
          </table:table-cell>
          <table:table-cell table:style-name="ce9" office:value-type="float" office:value="954.2" calcext:value-type="float">
            <text:p>95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24.85" calcext:value-type="float">
            <text:p>224.85</text:p>
          </table:table-cell>
          <table:table-cell table:style-name="ce9" office:value-type="float" office:value="8.5023" calcext:value-type="float">
            <text:p>8.5023</text:p>
          </table:table-cell>
          <table:table-cell table:number-columns-repeated="4"/>
          <table:table-cell table:style-name="ce9" table:formula="of:=[.B19]/6371" office:value-type="float" office:value="0.408099199497724" calcext:value-type="float">
            <text:p>0.408099199497724</text:p>
          </table:table-cell>
          <table:table-cell table:style-name="ce9" table:formula="of:=[.J19]/9.8156" office:value-type="float" office:value="0.866202779249358" calcext:value-type="float">
            <text:p>0.866202779249358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2800" calcext:value-type="float">
            <text:p>2800</text:p>
          </table:table-cell>
          <table:table-cell table:style-name="ce9" office:value-type="float" office:value="9050.15" calcext:value-type="float">
            <text:p>9050.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853.21" calcext:value-type="float">
            <text:p>10853.21</text:p>
          </table:table-cell>
          <table:table-cell table:style-name="ce9" office:value-type="float" office:value="888.9" calcext:value-type="float">
            <text:p>888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05.6" calcext:value-type="float">
            <text:p>205.6</text:p>
          </table:table-cell>
          <table:table-cell table:style-name="ce9" office:value-type="float" office:value="9.0414" calcext:value-type="float">
            <text:p>9.0414</text:p>
          </table:table-cell>
          <table:table-cell table:number-columns-repeated="4"/>
          <table:table-cell table:style-name="ce9" table:formula="of:=[.B20]/6371" office:value-type="float" office:value="0.439491445612934" calcext:value-type="float">
            <text:p>0.439491445612934</text:p>
          </table:table-cell>
          <table:table-cell table:style-name="ce9" table:formula="of:=[.J20]/9.8156" office:value-type="float" office:value="0.9211255552386" calcext:value-type="float">
            <text:p>0.9211255552386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8795.73" calcext:value-type="float">
            <text:p>8795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01.52" calcext:value-type="float">
            <text:p>10601.52</text:p>
          </table:table-cell>
          <table:table-cell table:style-name="ce9" office:value-type="float" office:value="820.2" calcext:value-type="float">
            <text:p>82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85.64" calcext:value-type="float">
            <text:p>185.64</text:p>
          </table:table-cell>
          <table:table-cell table:style-name="ce9" office:value-type="float" office:value="9.557" calcext:value-type="float">
            <text:p>9.557</text:p>
          </table:table-cell>
          <table:table-cell table:number-columns-repeated="4"/>
          <table:table-cell table:style-name="ce9" table:formula="of:=[.B21]/6371" office:value-type="float" office:value="0.470883691728143" calcext:value-type="float">
            <text:p>0.470883691728143</text:p>
          </table:table-cell>
          <table:table-cell table:style-name="ce9" table:formula="of:=[.J21]/9.8156" office:value-type="float" office:value="0.973654183137047" calcext:value-type="float">
            <text:p>0.973654183137047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3200" calcext:value-type="float">
            <text:p>3200</text:p>
          </table:table-cell>
          <table:table-cell table:style-name="ce9" office:value-type="float" office:value="8512.98" calcext:value-type="float">
            <text:p>8512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327.26" calcext:value-type="float">
            <text:p>10327.26</text:p>
          </table:table-cell>
          <table:table-cell table:style-name="ce9" office:value-type="float" office:value="748.4" calcext:value-type="float">
            <text:p>748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65.12" calcext:value-type="float">
            <text:p>165.12</text:p>
          </table:table-cell>
          <table:table-cell table:style-name="ce9" office:value-type="float" office:value="10.0464" calcext:value-type="float">
            <text:p>10.0464</text:p>
          </table:table-cell>
          <table:table-cell table:number-columns-repeated="4"/>
          <table:table-cell table:style-name="ce9" table:formula="of:=[.B22]/6371" office:value-type="float" office:value="0.502275937843353" calcext:value-type="float">
            <text:p>0.502275937843353</text:p>
          </table:table-cell>
          <table:table-cell table:style-name="ce9" table:formula="of:=[.J22]/9.8156" office:value-type="float" office:value="1.02351359061086" calcext:value-type="float">
            <text:p>1.02351359061086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3400" calcext:value-type="float">
            <text:p>3400</text:p>
          </table:table-cell>
          <table:table-cell table:style-name="ce9" office:value-type="float" office:value="8199.39" calcext:value-type="float">
            <text:p>8199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29.4" calcext:value-type="float">
            <text:p>10029.4</text:p>
          </table:table-cell>
          <table:table-cell table:style-name="ce9" office:value-type="float" office:value="674.3" calcext:value-type="float">
            <text:p>674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44.19" calcext:value-type="float">
            <text:p>144.19</text:p>
          </table:table-cell>
          <table:table-cell table:style-name="ce9" office:value-type="float" office:value="10.5065" calcext:value-type="float">
            <text:p>10.5065</text:p>
          </table:table-cell>
          <table:table-cell table:number-columns-repeated="4"/>
          <table:table-cell table:style-name="ce9" table:formula="of:=[.B23]/6371" office:value-type="float" office:value="0.533668183958562" calcext:value-type="float">
            <text:p>0.533668183958562</text:p>
          </table:table-cell>
          <table:table-cell table:style-name="ce9" table:formula="of:=[.J23]/9.8156" office:value-type="float" office:value="1.07038795386935" calcext:value-type="float">
            <text:p>1.07038795386935</text:p>
          </table:table-cell>
          <table:table-cell table:number-columns-repeated="48"/>
        </table:table-row>
        <table:table-row table:style-name="ro3">
          <table:covered-table-cell table:style-name="ce6"/>
          <table:table-cell table:style-name="ce9" office:value-type="float" office:value="3480" calcext:value-type="float">
            <text:p>3480</text:p>
          </table:table-cell>
          <table:table-cell table:style-name="ce9" office:value-type="float" office:value="8064.82" calcext:value-type="float">
            <text:p>8064.8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03.49" calcext:value-type="float">
            <text:p>9903.49</text:p>
          </table:table-cell>
          <table:table-cell table:style-name="ce9" office:value-type="float" office:value="644.1" calcext:value-type="float">
            <text:p>644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35.75" calcext:value-type="float">
            <text:p>135.75</text:p>
          </table:table-cell>
          <table:table-cell table:style-name="ce9" office:value-type="float" office:value="10.6823" calcext:value-type="float">
            <text:p>10.6823</text:p>
          </table:table-cell>
          <table:table-cell table:number-columns-repeated="4"/>
          <table:table-cell table:style-name="ce9" table:formula="of:=[.B24]/6371" office:value-type="float" office:value="0.546225082404646" calcext:value-type="float">
            <text:p>0.546225082404646</text:p>
          </table:table-cell>
          <table:table-cell table:style-name="ce9" table:formula="of:=[.J24]/9.8156" office:value-type="float" office:value="1.08829821916134" calcext:value-type="float">
            <text:p>1.08829821916134</text:p>
          </table:table-cell>
          <table:table-cell table:number-columns-repeated="48"/>
        </table:table-row>
        <table:table-row table:style-name="ro3">
          <table:table-cell table:style-name="ce13" office:value-type="string" calcext:value-type="string" table:number-columns-spanned="1" table:number-rows-spanned="3">
            <text:p>D''</text:p>
          </table:table-cell>
          <table:table-cell table:style-name="ce9" office:value-type="float" office:value="3480" calcext:value-type="float">
            <text:p>3480</text:p>
          </table:table-cell>
          <table:table-cell table:style-name="ce9" office:value-type="float" office:value="13716.6" calcext:value-type="float">
            <text:p>13716.6</text:p>
          </table:table-cell>
          <table:table-cell table:style-name="ce9" office:value-type="float" office:value="7264.66" calcext:value-type="float">
            <text:p>7264.66</text:p>
          </table:table-cell>
          <table:table-cell table:style-name="ce9" office:value-type="float" office:value="5566.45" calcext:value-type="float">
            <text:p>5566.45</text:p>
          </table:table-cell>
          <table:table-cell table:style-name="ce9" office:value-type="float" office:value="655.6" calcext:value-type="float">
            <text:p>655.6</text:p>
          </table:table-cell>
          <table:table-cell table:style-name="ce9" office:value-type="float" office:value="293.8" calcext:value-type="float">
            <text:p>293.8</text:p>
          </table:table-cell>
          <table:table-cell table:style-name="ce9" office:value-type="float" office:value="0.3051" calcext:value-type="float">
            <text:p>0.3051</text:p>
          </table:table-cell>
          <table:table-cell table:style-name="ce9" office:value-type="float" office:value="135.75" calcext:value-type="float">
            <text:p>135.75</text:p>
          </table:table-cell>
          <table:table-cell table:style-name="ce9" office:value-type="float" office:value="10.6823" calcext:value-type="float">
            <text:p>10.6823</text:p>
          </table:table-cell>
          <table:table-cell table:number-columns-repeated="4"/>
          <table:table-cell table:style-name="ce9" table:formula="of:=[.B25]/6371" office:value-type="float" office:value="0.546225082404646" calcext:value-type="float">
            <text:p>0.546225082404646</text:p>
          </table:table-cell>
          <table:table-cell table:style-name="ce9" table:formula="of:=[.J25]/9.8156" office:value-type="float" office:value="1.08829821916134" calcext:value-type="float">
            <text:p>1.08829821916134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13687.53" calcext:value-type="float">
            <text:p>13687.53</text:p>
          </table:table-cell>
          <table:table-cell table:style-name="ce9" office:value-type="float" office:value="7265.75" calcext:value-type="float">
            <text:p>7265.75</text:p>
          </table:table-cell>
          <table:table-cell table:style-name="ce9" office:value-type="float" office:value="5506.42" calcext:value-type="float">
            <text:p>5506.42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290.7" calcext:value-type="float">
            <text:p>290.7</text:p>
          </table:table-cell>
          <table:table-cell table:style-name="ce9" office:value-type="float" office:value="0.3038" calcext:value-type="float">
            <text:p>0.3038</text:p>
          </table:table-cell>
          <table:table-cell table:style-name="ce9" office:value-type="float" office:value="128.71" calcext:value-type="float">
            <text:p>128.71</text:p>
          </table:table-cell>
          <table:table-cell table:style-name="ce9" office:value-type="float" office:value="10.5204" calcext:value-type="float">
            <text:p>10.5204</text:p>
          </table:table-cell>
          <table:table-cell table:number-columns-repeated="4"/>
          <table:table-cell table:style-name="ce9" table:formula="of:=[.B26]/6371" office:value-type="float" office:value="0.565060430073772" calcext:value-type="float">
            <text:p>0.565060430073772</text:p>
          </table:table-cell>
          <table:table-cell table:style-name="ce9" table:formula="of:=[.J26]/9.8156" office:value-type="float" office:value="1.0718040669954" calcext:value-type="float">
            <text:p>1.0718040669954</text:p>
          </table:table-cell>
          <table:table-cell table:number-columns-repeated="48"/>
        </table:table-row>
        <table:table-row table:style-name="ro3">
          <table:covered-table-cell table:style-name="ce6"/>
          <table:table-cell table:style-name="ce9" office:value-type="float" office:value="3630" calcext:value-type="float">
            <text:p>3630</text:p>
          </table:table-cell>
          <table:table-cell table:style-name="ce9" office:value-type="float" office:value="13680.41" calcext:value-type="float">
            <text:p>13680.41</text:p>
          </table:table-cell>
          <table:table-cell table:style-name="ce9" office:value-type="float" office:value="7265.97" calcext:value-type="float">
            <text:p>7265.97</text:p>
          </table:table-cell>
          <table:table-cell table:style-name="ce9" office:value-type="float" office:value="5491.45" calcext:value-type="float">
            <text:p>5491.45</text:p>
          </table:table-cell>
          <table:table-cell table:style-name="ce9" office:value-type="float" office:value="641.2" calcext:value-type="float">
            <text:p>641.2</text:p>
          </table:table-cell>
          <table:table-cell table:style-name="ce9" office:value-type="float" office:value="289.9" calcext:value-type="float">
            <text:p>289.9</text:p>
          </table:table-cell>
          <table:table-cell table:style-name="ce9" office:value-type="float" office:value="0.3035" calcext:value-type="float">
            <text:p>0.3035</text:p>
          </table:table-cell>
          <table:table-cell table:style-name="ce9" office:value-type="float" office:value="126.97" calcext:value-type="float">
            <text:p>126.97</text:p>
          </table:table-cell>
          <table:table-cell table:style-name="ce9" office:value-type="float" office:value="10.4844" calcext:value-type="float">
            <text:p>10.4844</text:p>
          </table:table-cell>
          <table:table-cell table:number-columns-repeated="4"/>
          <table:table-cell table:style-name="ce9" table:formula="of:=[.B27]/6371" office:value-type="float" office:value="0.569769266991053" calcext:value-type="float">
            <text:p>0.569769266991053</text:p>
          </table:table-cell>
          <table:table-cell table:style-name="ce9" table:formula="of:=[.J27]/9.8156" office:value-type="float" office:value="1.06813643587758" calcext:value-type="float">
            <text:p>1.06813643587758</text:p>
          </table:table-cell>
          <table:table-cell table:number-columns-repeated="48"/>
        </table:table-row>
        <table:table-row table:style-name="ro3">
          <table:table-cell table:style-name="ce13" office:value-type="string" calcext:value-type="string" table:number-columns-spanned="1" table:number-rows-spanned="13">
            <text:p>Lower mantle</text:p>
          </table:table-cell>
          <table:table-cell table:style-name="ce9" office:value-type="float" office:value="3630" calcext:value-type="float">
            <text:p>3630</text:p>
          </table:table-cell>
          <table:table-cell table:style-name="ce9" office:value-type="float" office:value="13680.41" calcext:value-type="float">
            <text:p>13680.41</text:p>
          </table:table-cell>
          <table:table-cell table:style-name="ce9" office:value-type="float" office:value="7265.97" calcext:value-type="float">
            <text:p>7265.97</text:p>
          </table:table-cell>
          <table:table-cell table:style-name="ce9" office:value-type="float" office:value="5491.45" calcext:value-type="float">
            <text:p>5491.45</text:p>
          </table:table-cell>
          <table:table-cell table:style-name="ce9" office:value-type="float" office:value="641.2" calcext:value-type="float">
            <text:p>641.2</text:p>
          </table:table-cell>
          <table:table-cell table:style-name="ce9" office:value-type="float" office:value="289.9" calcext:value-type="float">
            <text:p>289.9</text:p>
          </table:table-cell>
          <table:table-cell table:style-name="ce9" office:value-type="float" office:value="0.3035" calcext:value-type="float">
            <text:p>0.3035</text:p>
          </table:table-cell>
          <table:table-cell table:style-name="ce9" office:value-type="float" office:value="126.97" calcext:value-type="float">
            <text:p>126.97</text:p>
          </table:table-cell>
          <table:table-cell table:style-name="ce9" office:value-type="float" office:value="10.4844" calcext:value-type="float">
            <text:p>10.4844</text:p>
          </table:table-cell>
          <table:table-cell table:number-columns-repeated="4"/>
          <table:table-cell table:style-name="ce9" table:formula="of:=[.B28]/6371" office:value-type="float" office:value="0.569769266991053" calcext:value-type="float">
            <text:p>0.569769266991053</text:p>
          </table:table-cell>
          <table:table-cell table:style-name="ce9" table:formula="of:=[.J28]/9.8156" office:value-type="float" office:value="1.06813643587758" calcext:value-type="float">
            <text:p>1.06813643587758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3800" calcext:value-type="float">
            <text:p>3800</text:p>
          </table:table-cell>
          <table:table-cell table:style-name="ce9" office:value-type="float" office:value="13447.42" calcext:value-type="float">
            <text:p>13447.42</text:p>
          </table:table-cell>
          <table:table-cell table:style-name="ce9" office:value-type="float" office:value="7188.92" calcext:value-type="float">
            <text:p>7188.92</text:p>
          </table:table-cell>
          <table:table-cell table:style-name="ce9" office:value-type="float" office:value="5406.81" calcext:value-type="float">
            <text:p>5406.81</text:p>
          </table:table-cell>
          <table:table-cell table:style-name="ce9" office:value-type="float" office:value="609.5" calcext:value-type="float">
            <text:p>609.5</text:p>
          </table:table-cell>
          <table:table-cell table:style-name="ce9" office:value-type="float" office:value="279.4" calcext:value-type="float">
            <text:p>279.4</text:p>
          </table:table-cell>
          <table:table-cell table:style-name="ce9" office:value-type="float" office:value="0.3012" calcext:value-type="float">
            <text:p>0.3012</text:p>
          </table:table-cell>
          <table:table-cell table:style-name="ce9" office:value-type="float" office:value="117.35" calcext:value-type="float">
            <text:p>117.35</text:p>
          </table:table-cell>
          <table:table-cell table:style-name="ce9" office:value-type="float" office:value="10.3095" calcext:value-type="float">
            <text:p>10.3095</text:p>
          </table:table-cell>
          <table:table-cell table:number-columns-repeated="4"/>
          <table:table-cell table:style-name="ce9" table:formula="of:=[.B29]/6371" office:value-type="float" office:value="0.596452676188981" calcext:value-type="float">
            <text:p>0.596452676188981</text:p>
          </table:table-cell>
          <table:table-cell table:style-name="ce9" table:formula="of:=[.J29]/9.8156" office:value-type="float" office:value="1.05031786136354" calcext:value-type="float">
            <text:p>1.05031786136354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13245.32" calcext:value-type="float">
            <text:p>13245.32</text:p>
          </table:table-cell>
          <table:table-cell table:style-name="ce9" office:value-type="float" office:value="7099.74" calcext:value-type="float">
            <text:p>7099.74</text:p>
          </table:table-cell>
          <table:table-cell table:style-name="ce9" office:value-type="float" office:value="5307.24" calcext:value-type="float">
            <text:p>5307.24</text:p>
          </table:table-cell>
          <table:table-cell table:style-name="ce9" office:value-type="float" office:value="574.4" calcext:value-type="float">
            <text:p>574.4</text:p>
          </table:table-cell>
          <table:table-cell table:style-name="ce9" office:value-type="float" office:value="267.5" calcext:value-type="float">
            <text:p>267.5</text:p>
          </table:table-cell>
          <table:table-cell table:style-name="ce9" office:value-type="float" office:value="0.2984" calcext:value-type="float">
            <text:p>0.2984</text:p>
          </table:table-cell>
          <table:table-cell table:style-name="ce9" office:value-type="float" office:value="106.39" calcext:value-type="float">
            <text:p>106.39</text:p>
          </table:table-cell>
          <table:table-cell table:style-name="ce9" office:value-type="float" office:value="10.158" calcext:value-type="float">
            <text:p>10.158</text:p>
          </table:table-cell>
          <table:table-cell table:number-columns-repeated="4"/>
          <table:table-cell table:style-name="ce9" table:formula="of:=[.B30]/6371" office:value-type="float" office:value="0.627844922304191" calcext:value-type="float">
            <text:p>0.627844922304191</text:p>
          </table:table-cell>
          <table:table-cell table:style-name="ce9" table:formula="of:=[.J30]/9.8156" office:value-type="float" office:value="1.03488324707608" calcext:value-type="float">
            <text:p>1.03488324707608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4200" calcext:value-type="float">
            <text:p>4200</text:p>
          </table:table-cell>
          <table:table-cell table:style-name="ce9" office:value-type="float" office:value="13015.79" calcext:value-type="float">
            <text:p>13015.79</text:p>
          </table:table-cell>
          <table:table-cell table:style-name="ce9" office:value-type="float" office:value="7010.53" calcext:value-type="float">
            <text:p>7010.53</text:p>
          </table:table-cell>
          <table:table-cell table:style-name="ce9" office:value-type="float" office:value="5207.13" calcext:value-type="float">
            <text:p>5207.13</text:p>
          </table:table-cell>
          <table:table-cell table:style-name="ce9" office:value-type="float" office:value="540.9" calcext:value-type="float">
            <text:p>540.9</text:p>
          </table:table-cell>
          <table:table-cell table:style-name="ce9" office:value-type="float" office:value="255.9" calcext:value-type="float">
            <text:p>255.9</text:p>
          </table:table-cell>
          <table:table-cell table:style-name="ce9" office:value-type="float" office:value="0.2957" calcext:value-type="float">
            <text:p>0.2957</text:p>
          </table:table-cell>
          <table:table-cell table:style-name="ce9" office:value-type="float" office:value="95.76" calcext:value-type="float">
            <text:p>95.76</text:p>
          </table:table-cell>
          <table:table-cell table:style-name="ce9" office:value-type="float" office:value="10.0535" calcext:value-type="float">
            <text:p>10.0535</text:p>
          </table:table-cell>
          <table:table-cell table:number-columns-repeated="4"/>
          <table:table-cell table:style-name="ce9" table:formula="of:=[.B31]/6371" office:value-type="float" office:value="0.6592371684194" calcext:value-type="float">
            <text:p>0.6592371684194</text:p>
          </table:table-cell>
          <table:table-cell table:style-name="ce9" table:formula="of:=[.J31]/9.8156" office:value-type="float" office:value="1.02423692897021" calcext:value-type="float">
            <text:p>1.02423692897021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4400" calcext:value-type="float">
            <text:p>4400</text:p>
          </table:table-cell>
          <table:table-cell table:style-name="ce9" office:value-type="float" office:value="12783.89" calcext:value-type="float">
            <text:p>12783.89</text:p>
          </table:table-cell>
          <table:table-cell table:style-name="ce9" office:value-type="float" office:value="6919.57" calcext:value-type="float">
            <text:p>6919.57</text:p>
          </table:table-cell>
          <table:table-cell table:style-name="ce9" office:value-type="float" office:value="5105.9" calcext:value-type="float">
            <text:p>5105.9</text:p>
          </table:table-cell>
          <table:table-cell table:style-name="ce9" office:value-type="float" office:value="508.5" calcext:value-type="float">
            <text:p>508.5</text:p>
          </table:table-cell>
          <table:table-cell table:style-name="ce9" office:value-type="float" office:value="244.5" calcext:value-type="float">
            <text:p>244.5</text:p>
          </table:table-cell>
          <table:table-cell table:style-name="ce9" office:value-type="float" office:value="0.2928" calcext:value-type="float">
            <text:p>0.2928</text:p>
          </table:table-cell>
          <table:table-cell table:style-name="ce9" office:value-type="float" office:value="85.43" calcext:value-type="float">
            <text:p>85.43</text:p>
          </table:table-cell>
          <table:table-cell table:style-name="ce9" office:value-type="float" office:value="9.9859" calcext:value-type="float">
            <text:p>9.9859</text:p>
          </table:table-cell>
          <table:table-cell table:number-columns-repeated="4"/>
          <table:table-cell table:style-name="ce9" table:formula="of:=[.B32]/6371" office:value-type="float" office:value="0.69062941453461" calcext:value-type="float">
            <text:p>0.69062941453461</text:p>
          </table:table-cell>
          <table:table-cell table:style-name="ce9" table:formula="of:=[.J32]/9.8156" office:value-type="float" office:value="1.0173499327601" calcext:value-type="float">
            <text:p>1.0173499327601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12544.66" calcext:value-type="float">
            <text:p>12544.66</text:p>
          </table:table-cell>
          <table:table-cell table:style-name="ce9" office:value-type="float" office:value="6825.12" calcext:value-type="float">
            <text:p>6825.12</text:p>
          </table:table-cell>
          <table:table-cell table:style-name="ce9" office:value-type="float" office:value="5002.99" calcext:value-type="float">
            <text:p>5002.99</text:p>
          </table:table-cell>
          <table:table-cell table:style-name="ce9" office:value-type="float" office:value="476.6" calcext:value-type="float">
            <text:p>476.6</text:p>
          </table:table-cell>
          <table:table-cell table:style-name="ce9" office:value-type="float" office:value="233.1" calcext:value-type="float">
            <text:p>233.1</text:p>
          </table:table-cell>
          <table:table-cell table:style-name="ce9" office:value-type="float" office:value="0.2898" calcext:value-type="float">
            <text:p>0.2898</text:p>
          </table:table-cell>
          <table:table-cell table:style-name="ce9" office:value-type="float" office:value="75.36" calcext:value-type="float">
            <text:p>75.36</text:p>
          </table:table-cell>
          <table:table-cell table:style-name="ce9" office:value-type="float" office:value="9.9474" calcext:value-type="float">
            <text:p>9.9474</text:p>
          </table:table-cell>
          <table:table-cell table:number-columns-repeated="4"/>
          <table:table-cell table:style-name="ce9" table:formula="of:=[.B33]/6371" office:value-type="float" office:value="0.72202166064982" calcext:value-type="float">
            <text:p>0.72202166064982</text:p>
          </table:table-cell>
          <table:table-cell table:style-name="ce9" table:formula="of:=[.J33]/9.8156" office:value-type="float" office:value="1.01342760503688" calcext:value-type="float">
            <text:p>1.01342760503688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12293.16" calcext:value-type="float">
            <text:p>12293.16</text:p>
          </table:table-cell>
          <table:table-cell table:style-name="ce9" office:value-type="float" office:value="6725.48" calcext:value-type="float">
            <text:p>6725.48</text:p>
          </table:table-cell>
          <table:table-cell table:style-name="ce9" office:value-type="float" office:value="4897.83" calcext:value-type="float">
            <text:p>4897.83</text:p>
          </table:table-cell>
          <table:table-cell table:style-name="ce9" office:value-type="float" office:value="444.8" calcext:value-type="float">
            <text:p>444.8</text:p>
          </table:table-cell>
          <table:table-cell table:style-name="ce9" office:value-type="float" office:value="221.5" calcext:value-type="float">
            <text:p>221.5</text:p>
          </table:table-cell>
          <table:table-cell table:style-name="ce9" office:value-type="float" office:value="0.2864" calcext:value-type="float">
            <text:p>0.2864</text:p>
          </table:table-cell>
          <table:table-cell table:style-name="ce9" office:value-type="float" office:value="65.52" calcext:value-type="float">
            <text:p>65.52</text:p>
          </table:table-cell>
          <table:table-cell table:style-name="ce9" office:value-type="float" office:value="9.9314" calcext:value-type="float">
            <text:p>9.9314</text:p>
          </table:table-cell>
          <table:table-cell table:number-columns-repeated="4"/>
          <table:table-cell table:style-name="ce9" table:formula="of:=[.B34]/6371" office:value-type="float" office:value="0.753413906765029" calcext:value-type="float">
            <text:p>0.753413906765029</text:p>
          </table:table-cell>
          <table:table-cell table:style-name="ce9" table:formula="of:=[.J34]/9.8156" office:value-type="float" office:value="1.0117975467623" calcext:value-type="float">
            <text:p>1.0117975467623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12024.45" calcext:value-type="float">
            <text:p>12024.45</text:p>
          </table:table-cell>
          <table:table-cell table:style-name="ce9" office:value-type="float" office:value="6618.91" calcext:value-type="float">
            <text:p>6618.91</text:p>
          </table:table-cell>
          <table:table-cell table:style-name="ce9" office:value-type="float" office:value="4789.83" calcext:value-type="float">
            <text:p>4789.83</text:p>
          </table:table-cell>
          <table:table-cell table:style-name="ce9" office:value-type="float" office:value="412.8" calcext:value-type="float">
            <text:p>412.8</text:p>
          </table:table-cell>
          <table:table-cell table:style-name="ce9" office:value-type="float" office:value="209.8" calcext:value-type="float">
            <text:p>209.8</text:p>
          </table:table-cell>
          <table:table-cell table:style-name="ce9" office:value-type="float" office:value="0.2826" calcext:value-type="float">
            <text:p>0.2826</text:p>
          </table:table-cell>
          <table:table-cell table:style-name="ce9" office:value-type="float" office:value="55.9" calcext:value-type="float">
            <text:p>55.9</text:p>
          </table:table-cell>
          <table:table-cell table:style-name="ce9" office:value-type="float" office:value="9.9326" calcext:value-type="float">
            <text:p>9.9326</text:p>
          </table:table-cell>
          <table:table-cell table:number-columns-repeated="4"/>
          <table:table-cell table:style-name="ce9" table:formula="of:=[.B35]/6371" office:value-type="float" office:value="0.784806152880239" calcext:value-type="float">
            <text:p>0.784806152880239</text:p>
          </table:table-cell>
          <table:table-cell table:style-name="ce9" table:formula="of:=[.J35]/9.8156" office:value-type="float" office:value="1.01191980113289" calcext:value-type="float">
            <text:p>1.01191980113289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5200" calcext:value-type="float">
            <text:p>5200</text:p>
          </table:table-cell>
          <table:table-cell table:style-name="ce9" office:value-type="float" office:value="11733.57" calcext:value-type="float">
            <text:p>11733.57</text:p>
          </table:table-cell>
          <table:table-cell table:style-name="ce9" office:value-type="float" office:value="6563.7" calcext:value-type="float">
            <text:p>6563.7</text:p>
          </table:table-cell>
          <table:table-cell table:style-name="ce9" office:value-type="float" office:value="4678.44" calcext:value-type="float">
            <text:p>4678.44</text:p>
          </table:table-cell>
          <table:table-cell table:style-name="ce9" office:value-type="float" office:value="380.3" calcext:value-type="float">
            <text:p>380.3</text:p>
          </table:table-cell>
          <table:table-cell table:style-name="ce9" office:value-type="float" office:value="197.9" calcext:value-type="float">
            <text:p>197.9</text:p>
          </table:table-cell>
          <table:table-cell table:style-name="ce9" office:value-type="float" office:value="0.2783" calcext:value-type="float">
            <text:p>0.2783</text:p>
          </table:table-cell>
          <table:table-cell table:style-name="ce9" office:value-type="float" office:value="46.49" calcext:value-type="float">
            <text:p>46.49</text:p>
          </table:table-cell>
          <table:table-cell table:style-name="ce9" office:value-type="float" office:value="9.9467" calcext:value-type="float">
            <text:p>9.9467</text:p>
          </table:table-cell>
          <table:table-cell table:number-columns-repeated="4"/>
          <table:table-cell table:style-name="ce9" table:formula="of:=[.B36]/6371" office:value-type="float" office:value="0.816198398995448" calcext:value-type="float">
            <text:p>0.816198398995448</text:p>
          </table:table-cell>
          <table:table-cell table:style-name="ce9" table:formula="of:=[.J36]/9.8156" office:value-type="float" office:value="1.01335628998737" calcext:value-type="float">
            <text:p>1.01335628998737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11415.6" calcext:value-type="float">
            <text:p>11415.6</text:p>
          </table:table-cell>
          <table:table-cell table:style-name="ce9" office:value-type="float" office:value="6378.13" calcext:value-type="float">
            <text:p>6378.13</text:p>
          </table:table-cell>
          <table:table-cell table:style-name="ce9" office:value-type="float" office:value="4563.07" calcext:value-type="float">
            <text:p>4563.07</text:p>
          </table:table-cell>
          <table:table-cell table:style-name="ce9" office:value-type="float" office:value="347.1" calcext:value-type="float">
            <text:p>347.1</text:p>
          </table:table-cell>
          <table:table-cell table:style-name="ce9" office:value-type="float" office:value="185.6" calcext:value-type="float">
            <text:p>185.6</text:p>
          </table:table-cell>
          <table:table-cell table:style-name="ce9" office:value-type="float" office:value="0.2731" calcext:value-type="float">
            <text:p>0.2731</text:p>
          </table:table-cell>
          <table:table-cell table:style-name="ce9" office:value-type="float" office:value="37.29" calcext:value-type="float">
            <text:p>37.29</text:p>
          </table:table-cell>
          <table:table-cell table:style-name="ce9" office:value-type="float" office:value="9.9698" calcext:value-type="float">
            <text:p>9.9698</text:p>
          </table:table-cell>
          <table:table-cell table:number-columns-repeated="4"/>
          <table:table-cell table:style-name="ce9" table:formula="of:=[.B37]/6371" office:value-type="float" office:value="0.847590645110658" calcext:value-type="float">
            <text:p>0.847590645110658</text:p>
          </table:table-cell>
          <table:table-cell table:style-name="ce9" table:formula="of:=[.J37]/9.8156" office:value-type="float" office:value="1.0157096866213" calcext:value-type="float">
            <text:p>1.0157096866213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5600" calcext:value-type="float">
            <text:p>5600</text:p>
          </table:table-cell>
          <table:table-cell table:style-name="ce9" office:value-type="float" office:value="11065.57" calcext:value-type="float">
            <text:p>11065.57</text:p>
          </table:table-cell>
          <table:table-cell table:style-name="ce9" office:value-type="float" office:value="6240.46" calcext:value-type="float">
            <text:p>6240.46</text:p>
          </table:table-cell>
          <table:table-cell table:style-name="ce9" office:value-type="float" office:value="4443.17" calcext:value-type="float">
            <text:p>4443.17</text:p>
          </table:table-cell>
          <table:table-cell table:style-name="ce9" office:value-type="float" office:value="313.3" calcext:value-type="float">
            <text:p>313.3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0.2668" calcext:value-type="float">
            <text:p>0.2668</text:p>
          </table:table-cell>
          <table:table-cell table:style-name="ce9" office:value-type="float" office:value="28.29" calcext:value-type="float">
            <text:p>28.29</text:p>
          </table:table-cell>
          <table:table-cell table:style-name="ce9" office:value-type="float" office:value="9.9985" calcext:value-type="float">
            <text:p>9.9985</text:p>
          </table:table-cell>
          <table:table-cell table:number-columns-repeated="4"/>
          <table:table-cell table:style-name="ce9" table:formula="of:=[.B38]/6371" office:value-type="float" office:value="0.878982891225867" calcext:value-type="float">
            <text:p>0.878982891225867</text:p>
          </table:table-cell>
          <table:table-cell table:style-name="ce9" table:formula="of:=[.J38]/9.8156" office:value-type="float" office:value="1.01863360365133" calcext:value-type="float">
            <text:p>1.01863360365133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5600" calcext:value-type="float">
            <text:p>5600</text:p>
          </table:table-cell>
          <table:table-cell table:style-name="ce9" office:value-type="float" office:value="11065.57" calcext:value-type="float">
            <text:p>11065.57</text:p>
          </table:table-cell>
          <table:table-cell table:style-name="ce9" office:value-type="float" office:value="6240.46" calcext:value-type="float">
            <text:p>6240.46</text:p>
          </table:table-cell>
          <table:table-cell table:style-name="ce9" office:value-type="float" office:value="4443.17" calcext:value-type="float">
            <text:p>4443.17</text:p>
          </table:table-cell>
          <table:table-cell table:style-name="ce9" office:value-type="float" office:value="313.3" calcext:value-type="float">
            <text:p>313.3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0.2668" calcext:value-type="float">
            <text:p>0.2668</text:p>
          </table:table-cell>
          <table:table-cell table:style-name="ce9" office:value-type="float" office:value="28.29" calcext:value-type="float">
            <text:p>28.29</text:p>
          </table:table-cell>
          <table:table-cell table:style-name="ce9" office:value-type="float" office:value="9.9985" calcext:value-type="float">
            <text:p>9.9985</text:p>
          </table:table-cell>
          <table:table-cell table:number-columns-repeated="4"/>
          <table:table-cell table:style-name="ce9" table:formula="of:=[.B39]/6371" office:value-type="float" office:value="0.878982891225867" calcext:value-type="float">
            <text:p>0.878982891225867</text:p>
          </table:table-cell>
          <table:table-cell table:style-name="ce9" table:formula="of:=[.J39]/9.8156" office:value-type="float" office:value="1.01863360365133" calcext:value-type="float">
            <text:p>1.01863360365133</text:p>
          </table:table-cell>
          <table:table-cell table:number-columns-repeated="48"/>
        </table:table-row>
        <table:table-row table:style-name="ro3">
          <table:covered-table-cell table:style-name="ce6"/>
          <table:table-cell table:style-name="ce9" office:value-type="float" office:value="5701" calcext:value-type="float">
            <text:p>5701</text:p>
          </table:table-cell>
          <table:table-cell table:style-name="ce9" office:value-type="float" office:value="10751.31" calcext:value-type="float">
            <text:p>10751.31</text:p>
          </table:table-cell>
          <table:table-cell table:style-name="ce9" office:value-type="float" office:value="5945.08" calcext:value-type="float">
            <text:p>5945.08</text:p>
          </table:table-cell>
          <table:table-cell table:style-name="ce9" office:value-type="float" office:value="4380.71" calcext:value-type="float">
            <text:p>4380.71</text:p>
          </table:table-cell>
          <table:table-cell table:style-name="ce9" office:value-type="float" office:value="299.9" calcext:value-type="float">
            <text:p>299.9</text:p>
          </table:table-cell>
          <table:table-cell table:style-name="ce9" office:value-type="float" office:value="154.8" calcext:value-type="float">
            <text:p>154.8</text:p>
          </table:table-cell>
          <table:table-cell table:style-name="ce9" office:value-type="float" office:value="0.2798" calcext:value-type="float">
            <text:p>0.2798</text:p>
          </table:table-cell>
          <table:table-cell table:style-name="ce9" office:value-type="float" office:value="23.83" calcext:value-type="float">
            <text:p>23.83</text:p>
          </table:table-cell>
          <table:table-cell table:style-name="ce9" office:value-type="float" office:value="10.0143" calcext:value-type="float">
            <text:p>10.0143</text:p>
          </table:table-cell>
          <table:table-cell table:number-columns-repeated="4"/>
          <table:table-cell table:style-name="ce9" table:formula="of:=[.B40]/6371" office:value-type="float" office:value="0.894835975514048" calcext:value-type="float">
            <text:p>0.894835975514048</text:p>
          </table:table-cell>
          <table:table-cell table:style-name="ce9" table:formula="of:=[.J40]/9.8156" office:value-type="float" office:value="1.02024328619748" calcext:value-type="float">
            <text:p>1.02024328619748</text:p>
          </table:table-cell>
          <table:table-cell table:number-columns-repeated="48"/>
        </table:table-row>
        <table:table-row table:style-name="ro3">
          <table:table-cell table:style-name="ce13" office:value-type="string" calcext:value-type="string" table:number-columns-spanned="1" table:number-rows-spanned="7">
            <text:p>Transition Zone</text:p>
          </table:table-cell>
          <table:table-cell table:style-name="ce9" office:value-type="float" office:value="5701" calcext:value-type="float">
            <text:p>5701</text:p>
          </table:table-cell>
          <table:table-cell table:style-name="ce9" office:value-type="float" office:value="10266.22" calcext:value-type="float">
            <text:p>10266.22</text:p>
          </table:table-cell>
          <table:table-cell table:style-name="ce9" office:value-type="float" office:value="5570.2" calcext:value-type="float">
            <text:p>5570.2</text:p>
          </table:table-cell>
          <table:table-cell table:style-name="ce9" office:value-type="float" office:value="3992.14" calcext:value-type="float">
            <text:p>3992.14</text:p>
          </table:table-cell>
          <table:table-cell table:style-name="ce9" office:value-type="float" office:value="255.6" calcext:value-type="float">
            <text:p>255.6</text:p>
          </table:table-cell>
          <table:table-cell table:style-name="ce9" office:value-type="float" office:value="123.9" calcext:value-type="float">
            <text:p>123.9</text:p>
          </table:table-cell>
          <table:table-cell table:style-name="ce9" office:value-type="float" office:value="0.2914" calcext:value-type="float">
            <text:p>0.2914</text:p>
          </table:table-cell>
          <table:table-cell table:style-name="ce9" office:value-type="float" office:value="23.83" calcext:value-type="float">
            <text:p>23.83</text:p>
          </table:table-cell>
          <table:table-cell table:style-name="ce9" office:value-type="float" office:value="10.0143" calcext:value-type="float">
            <text:p>10.0143</text:p>
          </table:table-cell>
          <table:table-cell table:number-columns-repeated="4"/>
          <table:table-cell table:style-name="ce9" table:formula="of:=[.B41]/6371" office:value-type="float" office:value="0.894835975514048" calcext:value-type="float">
            <text:p>0.894835975514048</text:p>
          </table:table-cell>
          <table:table-cell table:style-name="ce9" table:formula="of:=[.J41]/9.8156" office:value-type="float" office:value="1.02024328619748" calcext:value-type="float">
            <text:p>1.02024328619748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5771" calcext:value-type="float">
            <text:p>5771</text:p>
          </table:table-cell>
          <table:table-cell table:style-name="ce9" office:value-type="float" office:value="10157.82" calcext:value-type="float">
            <text:p>10157.82</text:p>
          </table:table-cell>
          <table:table-cell table:style-name="ce9" office:value-type="float" office:value="5516.01" calcext:value-type="float">
            <text:p>5516.01</text:p>
          </table:table-cell>
          <table:table-cell table:style-name="ce9" office:value-type="float" office:value="3975.84" calcext:value-type="float">
            <text:p>3975.84</text:p>
          </table:table-cell>
          <table:table-cell table:style-name="ce9" office:value-type="float" office:value="248.9" calcext:value-type="float">
            <text:p>248.9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0.2909" calcext:value-type="float">
            <text:p>0.2909</text:p>
          </table:table-cell>
          <table:table-cell table:style-name="ce9" office:value-type="float" office:value="21.04" calcext:value-type="float">
            <text:p>21.04</text:p>
          </table:table-cell>
          <table:table-cell table:style-name="ce9" office:value-type="float" office:value="10.0038" calcext:value-type="float">
            <text:p>10.0038</text:p>
          </table:table-cell>
          <table:table-cell table:number-columns-repeated="4"/>
          <table:table-cell table:style-name="ce9" table:formula="of:=[.B42]/6371" office:value-type="float" office:value="0.905823261654371" calcext:value-type="float">
            <text:p>0.905823261654371</text:p>
          </table:table-cell>
          <table:table-cell table:style-name="ce9" table:formula="of:=[.J42]/9.8156" office:value-type="float" office:value="1.01917356045479" calcext:value-type="float">
            <text:p>1.01917356045479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5871" calcext:value-type="float">
            <text:p>5871</text:p>
          </table:table-cell>
          <table:table-cell table:style-name="ce9" office:value-type="float" office:value="9645.88" calcext:value-type="float">
            <text:p>9645.88</text:p>
          </table:table-cell>
          <table:table-cell table:style-name="ce9" office:value-type="float" office:value="5224.28" calcext:value-type="float">
            <text:p>5224.28</text:p>
          </table:table-cell>
          <table:table-cell table:style-name="ce9" office:value-type="float" office:value="3849.8" calcext:value-type="float">
            <text:p>3849.8</text:p>
          </table:table-cell>
          <table:table-cell table:style-name="ce9" office:value-type="float" office:value="218.1" calcext:value-type="float">
            <text:p>218.1</text:p>
          </table:table-cell>
          <table:table-cell table:style-name="ce9" office:value-type="float" office:value="105.1" calcext:value-type="float">
            <text:p>105.1</text:p>
          </table:table-cell>
          <table:table-cell table:style-name="ce9" office:value-type="float" office:value="0.2924" calcext:value-type="float">
            <text:p>0.2924</text:p>
          </table:table-cell>
          <table:table-cell table:style-name="ce9" office:value-type="float" office:value="17.13" calcext:value-type="float">
            <text:p>17.13</text:p>
          </table:table-cell>
          <table:table-cell table:style-name="ce9" office:value-type="float" office:value="9.9883" calcext:value-type="float">
            <text:p>9.9883</text:p>
          </table:table-cell>
          <table:table-cell table:number-columns-repeated="4"/>
          <table:table-cell table:style-name="ce9" table:formula="of:=[.B43]/6371" office:value-type="float" office:value="0.921519384711976" calcext:value-type="float">
            <text:p>0.921519384711976</text:p>
          </table:table-cell>
          <table:table-cell table:style-name="ce9" table:formula="of:=[.J43]/9.8156" office:value-type="float" office:value="1.01759444150128" calcext:value-type="float">
            <text:p>1.01759444150128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5971" calcext:value-type="float">
            <text:p>5971</text:p>
          </table:table-cell>
          <table:table-cell table:style-name="ce9" office:value-type="float" office:value="9133.97" calcext:value-type="float">
            <text:p>9133.97</text:p>
          </table:table-cell>
          <table:table-cell table:style-name="ce9" office:value-type="float" office:value="4932.59" calcext:value-type="float">
            <text:p>4932.59</text:p>
          </table:table-cell>
          <table:table-cell table:style-name="ce9" office:value-type="float" office:value="3723.78" calcext:value-type="float">
            <text:p>3723.78</text:p>
          </table:table-cell>
          <table:table-cell table:style-name="ce9" office:value-type="float" office:value="189.9" calcext:value-type="float">
            <text:p>189.9</text:p>
          </table:table-cell>
          <table:table-cell table:style-name="ce9" office:value-type="float" office:value="90.6" calcext:value-type="float">
            <text:p>90.6</text:p>
          </table:table-cell>
          <table:table-cell table:style-name="ce9" office:value-type="float" office:value="0.2942" calcext:value-type="float">
            <text:p>0.2942</text:p>
          </table:table-cell>
          <table:table-cell table:style-name="ce9" office:value-type="float" office:value="13.35" calcext:value-type="float">
            <text:p>13.35</text:p>
          </table:table-cell>
          <table:table-cell table:style-name="ce9" office:value-type="float" office:value="9.9686" calcext:value-type="float">
            <text:p>9.9686</text:p>
          </table:table-cell>
          <table:table-cell table:number-columns-repeated="4"/>
          <table:table-cell table:style-name="ce9" table:formula="of:=[.B44]/6371" office:value-type="float" office:value="0.937215507769581" calcext:value-type="float">
            <text:p>0.937215507769581</text:p>
          </table:table-cell>
          <table:table-cell table:style-name="ce9" table:formula="of:=[.J44]/9.8156" office:value-type="float" office:value="1.0155874322507" calcext:value-type="float">
            <text:p>1.0155874322507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5971" calcext:value-type="float">
            <text:p>5971</text:p>
          </table:table-cell>
          <table:table-cell table:style-name="ce9" office:value-type="float" office:value="8905.22" calcext:value-type="float">
            <text:p>8905.22</text:p>
          </table:table-cell>
          <table:table-cell table:style-name="ce9" office:value-type="float" office:value="4769.89" calcext:value-type="float">
            <text:p>4769.89</text:p>
          </table:table-cell>
          <table:table-cell table:style-name="ce9" office:value-type="float" office:value="3543.25" calcext:value-type="float">
            <text:p>3543.25</text:p>
          </table:table-cell>
          <table:table-cell table:style-name="ce9" office:value-type="float" office:value="173.5" calcext:value-type="float">
            <text:p>173.5</text:p>
          </table:table-cell>
          <table:table-cell table:style-name="ce9" office:value-type="float" office:value="80.6" calcext:value-type="float">
            <text:p>80.6</text:p>
          </table:table-cell>
          <table:table-cell table:style-name="ce9" office:value-type="float" office:value="0.2988" calcext:value-type="float">
            <text:p>0.2988</text:p>
          </table:table-cell>
          <table:table-cell table:style-name="ce9" office:value-type="float" office:value="13.35" calcext:value-type="float">
            <text:p>13.35</text:p>
          </table:table-cell>
          <table:table-cell table:style-name="ce9" office:value-type="float" office:value="9.9686" calcext:value-type="float">
            <text:p>9.9686</text:p>
          </table:table-cell>
          <table:table-cell table:number-columns-repeated="4"/>
          <table:table-cell table:style-name="ce9" table:formula="of:=[.B45]/6371" office:value-type="float" office:value="0.937215507769581" calcext:value-type="float">
            <text:p>0.937215507769581</text:p>
          </table:table-cell>
          <table:table-cell table:style-name="ce9" table:formula="of:=[.J45]/9.8156" office:value-type="float" office:value="1.0155874322507" calcext:value-type="float">
            <text:p>1.0155874322507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6061" calcext:value-type="float">
            <text:p>6061</text:p>
          </table:table-cell>
          <table:table-cell table:style-name="ce9" office:value-type="float" office:value="8732.09" calcext:value-type="float">
            <text:p>8732.09</text:p>
          </table:table-cell>
          <table:table-cell table:style-name="ce9" office:value-type="float" office:value="4706.9" calcext:value-type="float">
            <text:p>4706.9</text:p>
          </table:table-cell>
          <table:table-cell table:style-name="ce9" office:value-type="float" office:value="3489.51" calcext:value-type="float">
            <text:p>3489.51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77.3" calcext:value-type="float">
            <text:p>77.3</text:p>
          </table:table-cell>
          <table:table-cell table:style-name="ce9" office:value-type="float" office:value="0.2952" calcext:value-type="float">
            <text:p>0.2952</text:p>
          </table:table-cell>
          <table:table-cell table:style-name="ce9" office:value-type="float" office:value="10.2" calcext:value-type="float">
            <text:p>10.2</text:p>
          </table:table-cell>
          <table:table-cell table:style-name="ce9" office:value-type="float" office:value="9.9361" calcext:value-type="float">
            <text:p>9.9361</text:p>
          </table:table-cell>
          <table:table-cell table:number-columns-repeated="4"/>
          <table:table-cell table:style-name="ce9" table:formula="of:=[.B46]/6371" office:value-type="float" office:value="0.951342018521425" calcext:value-type="float">
            <text:p>0.951342018521425</text:p>
          </table:table-cell>
          <table:table-cell table:style-name="ce9" table:formula="of:=[.J46]/9.8156" office:value-type="float" office:value="1.01227637638046" calcext:value-type="float">
            <text:p>1.01227637638046</text:p>
          </table:table-cell>
          <table:table-cell table:number-columns-repeated="48"/>
        </table:table-row>
        <table:table-row table:style-name="ro3">
          <table:covered-table-cell table:style-name="ce6"/>
          <table:table-cell table:style-name="ce9" office:value-type="float" office:value="6151" calcext:value-type="float">
            <text:p>6151</text:p>
          </table:table-cell>
          <table:table-cell table:style-name="ce9" office:value-type="float" office:value="8558.96" calcext:value-type="float">
            <text:p>8558.96</text:p>
          </table:table-cell>
          <table:table-cell table:style-name="ce9" office:value-type="float" office:value="4643.91" calcext:value-type="float">
            <text:p>4643.91</text:p>
          </table:table-cell>
          <table:table-cell table:style-name="ce9" office:value-type="float" office:value="3435.78" calcext:value-type="float">
            <text:p>3435.78</text:p>
          </table:table-cell>
          <table:table-cell table:style-name="ce9" office:value-type="float" office:value="152.9" calcext:value-type="float">
            <text:p>152.9</text:p>
          </table:table-cell>
          <table:table-cell table:style-name="ce9" office:value-type="float" office:value="74.1" calcext:value-type="float">
            <text:p>74.1</text:p>
          </table:table-cell>
          <table:table-cell table:style-name="ce9" office:value-type="float" office:value="0.2914" calcext:value-type="float">
            <text:p>0.2914</text:p>
          </table:table-cell>
          <table:table-cell table:style-name="ce9" office:value-type="float" office:value="7.11" calcext:value-type="float">
            <text:p>7.11</text:p>
          </table:table-cell>
          <table:table-cell table:style-name="ce9" office:value-type="float" office:value="9.9048" calcext:value-type="float">
            <text:p>9.9048</text:p>
          </table:table-cell>
          <table:table-cell table:number-columns-repeated="4"/>
          <table:table-cell table:style-name="ce9" table:formula="of:=[.B47]/6371" office:value-type="float" office:value="0.96546852927327" calcext:value-type="float">
            <text:p>0.96546852927327</text:p>
          </table:table-cell>
          <table:table-cell table:style-name="ce9" table:formula="of:=[.J47]/9.8156" office:value-type="float" office:value="1.0090875748808" calcext:value-type="float">
            <text:p>1.0090875748808</text:p>
          </table:table-cell>
          <table:table-cell table:number-columns-repeated="48"/>
        </table:table-row>
        <table:table-row table:style-name="ro1">
          <table:table-cell table:style-name="ce13" office:value-type="string" calcext:value-type="string" table:number-columns-spanned="1" table:number-rows-spanned="3">
            <text:p>Low Velocity Zone</text:p>
          </table:table-cell>
          <table:table-cell table:style-name="ce9" office:value-type="float" office:value="6151" calcext:value-type="float">
            <text:p>6151</text:p>
          </table:table-cell>
          <table:table-cell table:style-name="ce9" office:value-type="float" office:value="7989.7" calcext:value-type="float">
            <text:p>7989.7</text:p>
          </table:table-cell>
          <table:table-cell table:style-name="ce9" office:value-type="float" office:value="4418.85" calcext:value-type="float">
            <text:p>4418.85</text:p>
          </table:table-cell>
          <table:table-cell table:style-name="ce9" office:value-type="float" office:value="3359.5" calcext:value-type="float">
            <text:p>3359.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5.6" calcext:value-type="float">
            <text:p>65.6</text:p>
          </table:table-cell>
          <table:table-cell table:style-name="ce9" office:value-type="float" office:value="0.2797" calcext:value-type="float">
            <text:p>0.2797</text:p>
          </table:table-cell>
          <table:table-cell table:style-name="ce9" office:value-type="float" office:value="7.11" calcext:value-type="float">
            <text:p>7.11</text:p>
          </table:table-cell>
          <table:table-cell table:style-name="ce9" office:value-type="float" office:value="9.9048" calcext:value-type="float">
            <text:p>9.9048</text:p>
          </table:table-cell>
          <table:table-cell table:number-columns-repeated="4"/>
          <table:table-cell table:style-name="ce9" table:formula="of:=[.B48]/6371" office:value-type="float" office:value="0.96546852927327" calcext:value-type="float">
            <text:p>0.96546852927327</text:p>
          </table:table-cell>
          <table:table-cell table:style-name="ce9" table:formula="of:=[.J48]/9.8156" office:value-type="float" office:value="1.0090875748808" calcext:value-type="float">
            <text:p>1.0090875748808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6221" calcext:value-type="float">
            <text:p>6221</text:p>
          </table:table-cell>
          <table:table-cell table:style-name="ce9" office:value-type="float" office:value="8033.7" calcext:value-type="float">
            <text:p>8033.7</text:p>
          </table:table-cell>
          <table:table-cell table:style-name="ce9" office:value-type="float" office:value="4443.61" calcext:value-type="float">
            <text:p>4443.61</text:p>
          </table:table-cell>
          <table:table-cell table:style-name="ce9" office:value-type="float" office:value="3367.1" calcext:value-type="float">
            <text:p>3367.1</text:p>
          </table:table-cell>
          <table:table-cell table:style-name="ce9" office:value-type="float" office:value="128.7" calcext:value-type="float">
            <text:p>128.7</text:p>
          </table:table-cell>
          <table:table-cell table:style-name="ce9" office:value-type="float" office:value="66.5" calcext:value-type="float">
            <text:p>66.5</text:p>
          </table:table-cell>
          <table:table-cell table:style-name="ce9" office:value-type="float" office:value="0.2796" calcext:value-type="float">
            <text:p>0.2796</text:p>
          </table:table-cell>
          <table:table-cell table:style-name="ce9" office:value-type="float" office:value="4.78" calcext:value-type="float">
            <text:p>4.78</text:p>
          </table:table-cell>
          <table:table-cell table:style-name="ce9" office:value-type="float" office:value="9.8783" calcext:value-type="float">
            <text:p>9.8783</text:p>
          </table:table-cell>
          <table:table-cell table:number-columns-repeated="4"/>
          <table:table-cell table:style-name="ce9" table:formula="of:=[.B49]/6371" office:value-type="float" office:value="0.976455815413593" calcext:value-type="float">
            <text:p>0.976455815413593</text:p>
          </table:table-cell>
          <table:table-cell table:style-name="ce9" table:formula="of:=[.J49]/9.8156" office:value-type="float" office:value="1.00638779086352" calcext:value-type="float">
            <text:p>1.00638779086352</text:p>
          </table:table-cell>
          <table:table-cell table:number-columns-repeated="48"/>
        </table:table-row>
        <table:table-row table:style-name="ro3">
          <table:covered-table-cell table:style-name="ce6"/>
          <table:table-cell table:style-name="ce9" office:value-type="float" office:value="6291" calcext:value-type="float">
            <text:p>6291</text:p>
          </table:table-cell>
          <table:table-cell table:style-name="ce9" office:value-type="float" office:value="8076.88" calcext:value-type="float">
            <text:p>8076.88</text:p>
          </table:table-cell>
          <table:table-cell table:style-name="ce9" office:value-type="float" office:value="4469.53" calcext:value-type="float">
            <text:p>4469.53</text:p>
          </table:table-cell>
          <table:table-cell table:style-name="ce9" office:value-type="float" office:value="3374.71" calcext:value-type="float">
            <text:p>3374.71</text:p>
          </table:table-cell>
          <table:table-cell table:style-name="ce9" office:value-type="float" office:value="130.3" calcext:value-type="float">
            <text:p>130.3</text:p>
          </table:table-cell>
          <table:table-cell table:style-name="ce9" office:value-type="float" office:value="67.4" calcext:value-type="float">
            <text:p>67.4</text:p>
          </table:table-cell>
          <table:table-cell table:style-name="ce9" office:value-type="float" office:value="0.2793" calcext:value-type="float">
            <text:p>0.2793</text:p>
          </table:table-cell>
          <table:table-cell table:style-name="ce9" office:value-type="float" office:value="2.45" calcext:value-type="float">
            <text:p>2.45</text:p>
          </table:table-cell>
          <table:table-cell table:style-name="ce9" office:value-type="float" office:value="9.8553" calcext:value-type="float">
            <text:p>9.8553</text:p>
          </table:table-cell>
          <table:table-cell table:number-columns-repeated="4"/>
          <table:table-cell table:style-name="ce9" table:formula="of:=[.B50]/6371" office:value-type="float" office:value="0.987443101553916" calcext:value-type="float">
            <text:p>0.987443101553916</text:p>
          </table:table-cell>
          <table:table-cell table:style-name="ce9" table:formula="of:=[.J50]/9.8156" office:value-type="float" office:value="1.00404458209381" calcext:value-type="float">
            <text:p>1.00404458209381</text:p>
          </table:table-cell>
          <table:table-cell table:number-columns-repeated="48"/>
        </table:table-row>
        <table:table-row table:style-name="ro3">
          <table:table-cell table:style-name="ce13" office:value-type="string" calcext:value-type="string" table:number-columns-spanned="1" table:number-rows-spanned="2">
            <text:p>Lid</text:p>
          </table:table-cell>
          <table:table-cell table:style-name="ce9" office:value-type="float" office:value="6291" calcext:value-type="float">
            <text:p>6291</text:p>
          </table:table-cell>
          <table:table-cell table:style-name="ce9" office:value-type="float" office:value="8076.88" calcext:value-type="float">
            <text:p>8076.88</text:p>
          </table:table-cell>
          <table:table-cell table:style-name="ce9" office:value-type="float" office:value="4469.53" calcext:value-type="float">
            <text:p>4469.53</text:p>
          </table:table-cell>
          <table:table-cell table:style-name="ce9" office:value-type="float" office:value="3374.71" calcext:value-type="float">
            <text:p>3374.71</text:p>
          </table:table-cell>
          <table:table-cell table:style-name="ce9" office:value-type="float" office:value="130.3" calcext:value-type="float">
            <text:p>130.3</text:p>
          </table:table-cell>
          <table:table-cell table:style-name="ce9" office:value-type="float" office:value="67.4" calcext:value-type="float">
            <text:p>67.4</text:p>
          </table:table-cell>
          <table:table-cell table:style-name="ce9" office:value-type="float" office:value="0.2793" calcext:value-type="float">
            <text:p>0.2793</text:p>
          </table:table-cell>
          <table:table-cell table:style-name="ce9" office:value-type="float" office:value="2.45" calcext:value-type="float">
            <text:p>2.45</text:p>
          </table:table-cell>
          <table:table-cell table:style-name="ce9" office:value-type="float" office:value="9.8553" calcext:value-type="float">
            <text:p>9.8553</text:p>
          </table:table-cell>
          <table:table-cell table:number-columns-repeated="4"/>
          <table:table-cell table:style-name="ce9" table:formula="of:=[.B51]/6371" office:value-type="float" office:value="0.987443101553916" calcext:value-type="float">
            <text:p>0.987443101553916</text:p>
          </table:table-cell>
          <table:table-cell table:style-name="ce9" table:formula="of:=[.J51]/9.8156" office:value-type="float" office:value="1.00404458209381" calcext:value-type="float">
            <text:p>1.00404458209381</text:p>
          </table:table-cell>
          <table:table-cell table:number-columns-repeated="48"/>
        </table:table-row>
        <table:table-row table:style-name="ro3">
          <table:covered-table-cell table:style-name="ce6"/>
          <table:table-cell table:style-name="ce9" office:value-type="float" office:value="6346.6" calcext:value-type="float">
            <text:p>6346.6</text:p>
          </table:table-cell>
          <table:table-cell table:style-name="ce9" office:value-type="float" office:value="8110.61" calcext:value-type="float">
            <text:p>8110.61</text:p>
          </table:table-cell>
          <table:table-cell table:style-name="ce9" office:value-type="float" office:value="4490.94" calcext:value-type="float">
            <text:p>4490.94</text:p>
          </table:table-cell>
          <table:table-cell table:style-name="ce9" office:value-type="float" office:value="3380.76" calcext:value-type="float">
            <text:p>3380.76</text:p>
          </table:table-cell>
          <table:table-cell table:style-name="ce9" office:value-type="float" office:value="131.5" calcext:value-type="float">
            <text:p>131.5</text:p>
          </table:table-cell>
          <table:table-cell table:style-name="ce9" office:value-type="float" office:value="68.2" calcext:value-type="float">
            <text:p>68.2</text:p>
          </table:table-cell>
          <table:table-cell table:style-name="ce9" office:value-type="float" office:value="0.2789" calcext:value-type="float">
            <text:p>0.2789</text:p>
          </table:table-cell>
          <table:table-cell table:style-name="ce9" office:value-type="float" office:value="0.604" calcext:value-type="float">
            <text:p>0.604</text:p>
          </table:table-cell>
          <table:table-cell table:style-name="ce9" office:value-type="float" office:value="9.8394" calcext:value-type="float">
            <text:p>9.8394</text:p>
          </table:table-cell>
          <table:table-cell table:number-columns-repeated="4"/>
          <table:table-cell table:style-name="ce9" table:formula="of:=[.B52]/6371" office:value-type="float" office:value="0.996170145973944" calcext:value-type="float">
            <text:p>0.996170145973944</text:p>
          </table:table-cell>
          <table:table-cell table:style-name="ce9" table:formula="of:=[.J52]/9.8156" office:value-type="float" office:value="1.00242471168344" calcext:value-type="float">
            <text:p>1.00242471168344</text:p>
          </table:table-cell>
          <table:table-cell table:number-columns-repeated="48"/>
        </table:table-row>
        <table:table-row table:style-name="ro3">
          <table:table-cell table:style-name="ce13" office:value-type="string" calcext:value-type="string" table:number-columns-spanned="1" table:number-rows-spanned="4">
            <text:p>Crust</text:p>
          </table:table-cell>
          <table:table-cell table:style-name="ce9" office:value-type="float" office:value="6346.6" calcext:value-type="float">
            <text:p>6346.6</text:p>
          </table:table-cell>
          <table:table-cell table:style-name="ce9" office:value-type="float" office:value="6800" calcext:value-type="float">
            <text:p>6800</text:p>
          </table:table-cell>
          <table:table-cell table:style-name="ce9" office:value-type="float" office:value="3900" calcext:value-type="float">
            <text:p>3900</text:p>
          </table:table-cell>
          <table:table-cell table:style-name="ce9" office:value-type="float" office:value="2900" calcext:value-type="float">
            <text:p>2900</text:p>
          </table:table-cell>
          <table:table-cell table:style-name="ce9" office:value-type="float" office:value="75.3" calcext:value-type="float">
            <text:p>75.3</text:p>
          </table:table-cell>
          <table:table-cell table:style-name="ce9" office:value-type="float" office:value="44.1" calcext:value-type="float">
            <text:p>44.1</text:p>
          </table:table-cell>
          <table:table-cell table:style-name="ce9" office:value-type="float" office:value="0.2549" calcext:value-type="float">
            <text:p>0.2549</text:p>
          </table:table-cell>
          <table:table-cell table:style-name="ce9" office:value-type="float" office:value="0.604" calcext:value-type="float">
            <text:p>0.604</text:p>
          </table:table-cell>
          <table:table-cell table:style-name="ce9" office:value-type="float" office:value="9.8394" calcext:value-type="float">
            <text:p>9.8394</text:p>
          </table:table-cell>
          <table:table-cell table:number-columns-repeated="4"/>
          <table:table-cell table:style-name="ce9" table:formula="of:=[.B53]/6371" office:value-type="float" office:value="0.996170145973944" calcext:value-type="float">
            <text:p>0.996170145973944</text:p>
          </table:table-cell>
          <table:table-cell table:style-name="ce9" table:formula="of:=[.J53]/9.8156" office:value-type="float" office:value="1.00242471168344" calcext:value-type="float">
            <text:p>1.00242471168344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6356" calcext:value-type="float">
            <text:p>6356</text:p>
          </table:table-cell>
          <table:table-cell table:style-name="ce9" office:value-type="float" office:value="6800" calcext:value-type="float">
            <text:p>6800</text:p>
          </table:table-cell>
          <table:table-cell table:style-name="ce9" office:value-type="float" office:value="3900" calcext:value-type="float">
            <text:p>3900</text:p>
          </table:table-cell>
          <table:table-cell table:style-name="ce9" office:value-type="float" office:value="2900" calcext:value-type="float">
            <text:p>2900</text:p>
          </table:table-cell>
          <table:table-cell table:style-name="ce9" office:value-type="float" office:value="75.3" calcext:value-type="float">
            <text:p>75.3</text:p>
          </table:table-cell>
          <table:table-cell table:style-name="ce9" office:value-type="float" office:value="44.1" calcext:value-type="float">
            <text:p>44.1</text:p>
          </table:table-cell>
          <table:table-cell table:style-name="ce9" office:value-type="float" office:value="0.2549" calcext:value-type="float">
            <text:p>0.2549</text:p>
          </table:table-cell>
          <table:table-cell table:style-name="ce9" office:value-type="float" office:value="0.337" calcext:value-type="float">
            <text:p>0.337</text:p>
          </table:table-cell>
          <table:table-cell table:style-name="ce9" office:value-type="float" office:value="9.8332" calcext:value-type="float">
            <text:p>9.8332</text:p>
          </table:table-cell>
          <table:table-cell table:number-columns-repeated="4"/>
          <table:table-cell table:style-name="ce9" table:formula="of:=[.B54]/6371" office:value-type="float" office:value="0.997645581541359" calcext:value-type="float">
            <text:p>0.997645581541359</text:p>
          </table:table-cell>
          <table:table-cell table:style-name="ce9" table:formula="of:=[.J54]/9.8156" office:value-type="float" office:value="1.00179306410204" calcext:value-type="float">
            <text:p>1.00179306410204</text:p>
          </table:table-cell>
          <table:table-cell table:number-columns-repeated="48"/>
        </table:table-row>
        <table:table-row table:style-name="ro3">
          <table:covered-table-cell table:style-name="ce5"/>
          <table:table-cell table:style-name="ce9" office:value-type="float" office:value="6356" calcext:value-type="float">
            <text:p>6356</text:p>
          </table:table-cell>
          <table:table-cell table:style-name="ce9" office:value-type="float" office:value="5800" calcext:value-type="float">
            <text:p>5800</text:p>
          </table:table-cell>
          <table:table-cell table:style-name="ce9" office:value-type="float" office:value="3200" calcext:value-type="float">
            <text:p>3200</text:p>
          </table:table-cell>
          <table:table-cell table:style-name="ce9" office:value-type="float" office:value="2600" calcext:value-type="float">
            <text:p>2600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6.6" calcext:value-type="float">
            <text:p>26.6</text:p>
          </table:table-cell>
          <table:table-cell table:style-name="ce9" office:value-type="float" office:value="0.2812" calcext:value-type="float">
            <text:p>0.2812</text:p>
          </table:table-cell>
          <table:table-cell table:style-name="ce9" office:value-type="float" office:value="0.337" calcext:value-type="float">
            <text:p>0.337</text:p>
          </table:table-cell>
          <table:table-cell table:style-name="ce9" office:value-type="float" office:value="9.8332" calcext:value-type="float">
            <text:p>9.8332</text:p>
          </table:table-cell>
          <table:table-cell table:number-columns-repeated="4"/>
          <table:table-cell table:style-name="ce9" table:formula="of:=[.B55]/6371" office:value-type="float" office:value="0.997645581541359" calcext:value-type="float">
            <text:p>0.997645581541359</text:p>
          </table:table-cell>
          <table:table-cell table:style-name="ce9" table:formula="of:=[.J55]/9.8156" office:value-type="float" office:value="1.00179306410204" calcext:value-type="float">
            <text:p>1.00179306410204</text:p>
          </table:table-cell>
          <table:table-cell table:number-columns-repeated="48"/>
        </table:table-row>
        <table:table-row table:style-name="ro3">
          <table:covered-table-cell table:style-name="ce6"/>
          <table:table-cell table:style-name="ce9" office:value-type="float" office:value="6368" calcext:value-type="float">
            <text:p>6368</text:p>
          </table:table-cell>
          <table:table-cell table:style-name="ce9" office:value-type="float" office:value="5800" calcext:value-type="float">
            <text:p>5800</text:p>
          </table:table-cell>
          <table:table-cell table:style-name="ce9" office:value-type="float" office:value="3200" calcext:value-type="float">
            <text:p>3200</text:p>
          </table:table-cell>
          <table:table-cell table:style-name="ce9" office:value-type="float" office:value="2600" calcext:value-type="float">
            <text:p>2600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6.6" calcext:value-type="float">
            <text:p>26.6</text:p>
          </table:table-cell>
          <table:table-cell table:style-name="ce9" office:value-type="float" office:value="0.2812" calcext:value-type="float">
            <text:p>0.281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9.8222" calcext:value-type="float">
            <text:p>9.8222</text:p>
          </table:table-cell>
          <table:table-cell table:number-columns-repeated="4"/>
          <table:table-cell table:style-name="ce9" table:formula="of:=[.B56]/6371" office:value-type="float" office:value="0.999529116308272" calcext:value-type="float">
            <text:p>0.999529116308272</text:p>
          </table:table-cell>
          <table:table-cell table:style-name="ce9" table:formula="of:=[.J56]/9.8156" office:value-type="float" office:value="1.00067239903827" calcext:value-type="float">
            <text:p>1.00067239903827</text:p>
          </table:table-cell>
          <table:table-cell table:number-columns-repeated="48"/>
        </table:table-row>
        <table:table-row table:style-name="ro3">
          <table:table-cell table:style-name="ce13" office:value-type="string" calcext:value-type="string" table:number-columns-spanned="1" table:number-rows-spanned="2">
            <text:p>Ocean</text:p>
          </table:table-cell>
          <table:table-cell table:style-name="ce9" office:value-type="float" office:value="6368" calcext:value-type="float">
            <text:p>6368</text:p>
          </table:table-cell>
          <table:table-cell table:style-name="ce9" office:value-type="float" office:value="1450" calcext:value-type="float">
            <text:p>14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20" calcext:value-type="float">
            <text:p>1020</text:p>
          </table:table-cell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9.8222" calcext:value-type="float">
            <text:p>9.8222</text:p>
          </table:table-cell>
          <table:table-cell table:number-columns-repeated="4"/>
          <table:table-cell table:style-name="ce9" table:formula="of:=[.B57]/6371" office:value-type="float" office:value="0.999529116308272" calcext:value-type="float">
            <text:p>0.999529116308272</text:p>
          </table:table-cell>
          <table:table-cell table:style-name="ce9" table:formula="of:=[.J57]/9.8156" office:value-type="float" office:value="1.00067239903827" calcext:value-type="float">
            <text:p>1.00067239903827</text:p>
          </table:table-cell>
          <table:table-cell table:number-columns-repeated="48"/>
        </table:table-row>
        <table:table-row table:style-name="ro3">
          <table:covered-table-cell table:style-name="ce6"/>
          <table:table-cell table:style-name="ce9" office:value-type="float" office:value="6371" calcext:value-type="float">
            <text:p>6371</text:p>
          </table:table-cell>
          <table:table-cell table:style-name="ce9" office:value-type="float" office:value="1450" calcext:value-type="float">
            <text:p>14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20" calcext:value-type="float">
            <text:p>1020</text:p>
          </table:table-cell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.8156" calcext:value-type="float">
            <text:p>9.8156</text:p>
          </table:table-cell>
          <table:table-cell table:number-columns-repeated="4"/>
          <table:table-cell table:style-name="ce9" table:formula="of:=[.B58]/6371" office:value-type="float" office:value="1" calcext:value-type="float">
            <text:p>1</text:p>
          </table:table-cell>
          <table:table-cell table:style-name="ce9" table:formula="of:=[.J58]/9.8156" office:value-type="float" office:value="1" calcext:value-type="float">
            <text:p>1</text:p>
          </table:table-cell>
          <table:table-cell table:number-columns-repeated="48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 Radii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>
            <draw:frame table:end-cell-address="'All Radii'.S44" table:end-x="0.6988in" table:end-y="0.1772in" draw:z-index="0" draw:name="Chart 1" draw:style-name="gr2" draw:text-style-name="P2" svg:width="13.2602in" svg:height="7.7913in" svg:x="0in" svg:y="0in">
              <draw:object draw:notify-on-update-of-ranges="'PREM Data'.B4:'PREM Data'.B58 'PREM Data'.E4:'PREM Data'.E5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ner Core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>
            <draw:frame table:end-cell-address="'Inner Core'.S44" table:end-x="0.6988in" table:end-y="0.1772in" draw:z-index="0" draw:name="Chart 1" draw:style-name="gr2" draw:text-style-name="P2" svg:width="13.2602in" svg:height="7.7913in" svg:x="0in" svg:y="0in">
              <draw:object draw:notify-on-update-of-ranges="'PREM Data'.B4:'PREM Data'.B11 'PREM Data'.E4:'PREM Data'.E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uter Core" table:style-name="ta4">
        <table:table-column table:style-name="co1" table:number-columns-repeated="64" table:default-cell-style-name="Default"/>
        <table:table-row table:style-name="ro1">
          <table:table-cell>
            <draw:frame table:end-cell-address="'Outer Core'.S44" table:end-x="0.6988in" table:end-y="0.1772in" draw:z-index="0" draw:name="Chart 2" draw:style-name="gr2" draw:text-style-name="P2" svg:width="13.2602in" svg:height="7.7913in" svg:x="0in" svg:y="0in">
              <draw:object draw:notify-on-update-of-ranges="'PREM Data'.E12:'PREM Data'.E24 'PREM Data'.B12:'PREM Data'.B2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'' layer" table:style-name="ta5">
        <table:table-column table:style-name="co1" table:number-columns-repeated="64" table:default-cell-style-name="Default"/>
        <table:table-row table:style-name="ro1">
          <table:table-cell>
            <draw:frame table:end-cell-address="'D'''' layer'.S44" table:end-x="0.6988in" table:end-y="0.1772in" draw:z-index="0" draw:name="Chart 2" draw:style-name="gr2" draw:text-style-name="P2" svg:width="13.2602in" svg:height="7.7913in" svg:x="0in" svg:y="0in">
              <draw:object draw:notify-on-update-of-ranges="'PREM Data'.E25:'PREM Data'.E27 'PREM Data'.B25:'PREM Data'.B2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wer Mantle" table:style-name="ta6">
        <table:table-column table:style-name="co1" table:number-columns-repeated="64" table:default-cell-style-name="Default"/>
        <table:table-row table:style-name="ro1">
          <table:table-cell>
            <draw:frame table:end-cell-address="'Lower Mantle'.S44" table:end-x="0.6988in" table:end-y="0.1772in" draw:z-index="0" draw:name="Chart 2" draw:style-name="gr2" draw:text-style-name="P2" svg:width="13.2602in" svg:height="7.7913in" svg:x="0in" svg:y="0in">
              <draw:object draw:notify-on-update-of-ranges="'PREM Data'.E28:'PREM Data'.E40 'PREM Data'.B28:'PREM Data'.B4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ner Transition Zone 1" table:style-name="ta7">
        <table:table-column table:style-name="co1" table:number-columns-repeated="64" table:default-cell-style-name="Default"/>
        <table:table-row table:style-name="ro1">
          <table:table-cell>
            <draw:frame table:end-cell-address="'Inner Transition Zone 1'.S44" table:end-x="0.6988in" table:end-y="0.1772in" draw:z-index="0" draw:name="Chart 2" draw:style-name="gr2" draw:text-style-name="P2" svg:width="13.2602in" svg:height="7.7913in" svg:x="0in" svg:y="0in">
              <draw:object draw:notify-on-update-of-ranges="'PREM Data'.E41:'PREM Data'.E42 'PREM Data'.B41:'PREM Data'.B4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ner Transition Zone 2" table:style-name="ta8">
        <table:table-column table:style-name="co1" table:number-columns-repeated="64" table:default-cell-style-name="Default"/>
        <table:table-row table:style-name="ro1">
          <table:table-cell>
            <draw:frame table:end-cell-address="'Inner Transition Zone 2'.S44" table:end-x="0.6988in" table:end-y="0.1772in" draw:z-index="0" draw:name="Chart 1" draw:style-name="gr2" draw:text-style-name="P2" svg:width="13.2602in" svg:height="7.7913in" svg:x="0in" svg:y="0in">
              <draw:object draw:notify-on-update-of-ranges="'PREM Data'.E42:'PREM Data'.E44 'PREM Data'.B42:'PREM Data'.B4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uter Transition Zone" table:style-name="ta9">
        <table:table-column table:style-name="co1" table:number-columns-repeated="64" table:default-cell-style-name="Default"/>
        <table:table-row table:style-name="ro1">
          <table:table-cell>
            <draw:frame table:end-cell-address="'Outer Transition Zone'.S44" table:end-x="0.6988in" table:end-y="0.1772in" draw:z-index="0" draw:name="Chart 2" draw:style-name="gr2" draw:text-style-name="P2" svg:width="13.2602in" svg:height="7.7913in" svg:x="0in" svg:y="0in">
              <draw:object draw:notify-on-update-of-ranges="'PREM Data'.E45:'PREM Data'.E47 'PREM Data'.B45:'PREM Data'.B4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V Zone &amp; Lid" table:style-name="ta10">
        <table:table-column table:style-name="co1" table:number-columns-repeated="64" table:default-cell-style-name="Default"/>
        <table:table-row table:style-name="ro1">
          <table:table-cell>
            <draw:frame table:end-cell-address="'LV Zone &amp; Lid'.S44" table:end-x="0.6988in" table:end-y="0.1772in" draw:z-index="0" draw:name="Chart 2" draw:style-name="gr2" draw:text-style-name="P2" svg:width="13.2602in" svg:height="7.7913in" svg:x="0in" svg:y="0in">
              <draw:object draw:notify-on-update-of-ranges="'PREM Data'.E48:'PREM Data'.E52 'PREM Data'.B48:'PREM Data'.B5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rust &amp; Ocean" table:style-name="ta11">
        <table:table-column table:style-name="co1" table:number-columns-repeated="64" table:default-cell-style-name="Default"/>
        <table:table-row table:style-name="ro1">
          <table:table-cell>
            <draw:frame table:end-cell-address="'Crust &amp; Ocean'.S44" table:end-x="0.6988in" table:end-y="0.1772in" draw:z-index="0" draw:name="Chart 2" draw:style-name="gr2" draw:text-style-name="P2" svg:width="13.2602in" svg:height="7.7913in" svg:x="0in" svg:y="0in">
              <draw:object draw:notify-on-update-of-ranges="'PREM Data'.E53:'PREM Data'.E58 'PREM Data'.B53:'PREM Data'.B5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13" loext:min-decimal-places="13" number:min-integer-digits="1"/>
    </number:number-style>
    <number:number-style style:name="N152">
      <number:number number:decimal-places="14" loext:min-decimal-places="1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25in" fo:margin-left="0.25in" fo:margin-right="0.25in" style:first-page-number="continue" style:scale-to="100%" style:table-centering="both" style:writing-mode="lr-tb"/>
      <style:header-style>
        <style:header-footer-properties fo:min-height="0.2953in" fo:margin-left="0.498in" fo:margin-right="0.498in" fo:margin-bottom="0.1528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5in" fo:margin-right="0.5in" style:first-page-number="continue" loext:scale-to-X="1" loext:scale-to-Y="1" style:table-centering="both" style:writing-mode="lr-tb"/>
      <style:header-style>
        <style:header-footer-properties fo:min-height="0.2953in" fo:margin-left="0.248in" fo:margin-right="0.248in" fo:margin-bottom="0in"/>
      </style:header-style>
      <style:footer-style>
        <style:header-footer-properties fo:min-height="0.2953in" fo:margin-left="0.248in" fo:margin-right="0.248in" fo:margin-top="0.1528in"/>
      </style:footer-style>
    </style:page-layout>
    <style:page-layout style:name="Mpm5">
      <style:page-layout-properties fo:page-width="11in" fo:page-height="8.5in" style:num-format="1" style:print-orientation="landscape" fo:margin-top="0.5in" fo:margin-bottom="0.25in" fo:margin-left="0.5in" fo:margin-right="0.5in" style:first-page-number="continue" loext:scale-to-X="1" loext:scale-to-Y="1" style:table-centering="both" style:writing-mode="lr-tb"/>
      <style:header-style>
        <style:header-footer-properties fo:min-height="0.2953in" fo:margin-left="0.248in" fo:margin-right="0.248in" fo:margin-bottom="0in"/>
      </style:header-style>
      <style:footer-style>
        <style:header-footer-properties fo:min-height="0.2953in" fo:margin-left="0.248in" fo:margin-right="0.248in" fo:margin-top="0.1528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7:56:21.713154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M_20_Data" style:display-name="PageStyle_PREM Data" style:page-layout-name="Mpm3">
      <style:head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All_20_Radii" style:display-name="PageStyle_All Radii" style:page-layout-name="Mpm4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Inner_20_Core" style:display-name="PageStyle_Inner Core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Outer_20_Core" style:display-name="PageStyle_Outer Core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D_27__27__20_layer" style:display-name="PageStyle_D'' layer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Lower_20_Mantle" style:display-name="PageStyle_Lower Mantle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Inner_20_Transition_20_Zone_20_1" style:display-name="PageStyle_Inner Transition Zone 1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Inner_20_Transition_20_Zone_20_2" style:display-name="PageStyle_Inner Transition Zone 2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Outer_20_Transition_20_Zone" style:display-name="PageStyle_Outer Transition Zone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LV_20_Zone_20__26__20_Lid" style:display-name="PageStyle_LV Zone &amp; Lid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Crust_20__26__20_Ocean" style:display-name="PageStyle_Crust &amp; Ocean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e Typinski</meta:initial-creator>
    <meta:creation-date>2008-03-23T13:50:20</meta:creation-date>
    <dc:date>2020-08-05T15:04:16.254884219</dc:date>
    <meta:print-date>2008-10-06T21:30:52</meta:print-date>
    <meta:editing-duration>PT23M35S</meta:editing-duration>
    <meta:editing-cycles>3</meta:editing-cycles>
    <meta:generator>LibreOffice/6.4.6.2$Linux_X86_64 LibreOffice_project/40$Build-2</meta:generator>
    <meta:document-statistic meta:table-count="11" meta:cell-count="628" meta:object-count="15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
</script:module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
</script:module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1"/>
  <library:element library:name="Sheet12"/>
  <library:element library:name="Sheet13"/>
  <library:element library:name="Sheet14"/>
  <library:element library:name="Sheet15"/>
  <library:element library:name="Sheet16"/>
  <library:element library:name="Sheet17"/>
  <library:element library:name="Sheet18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9.465cm" svg:y="0.531cm" chart:style-name="ch2">
          <text:p>Earth's Density as a Function of Radius</text:p>
        </chart:title>
        <chart:plot-area chart:style-name="ch3" table:cell-range-address="'PREM Data'.B4:'PREM Data'.B58 'PREM Data'.E4:'PREM Data'.E58" chart:data-source-has-labels="row" svg:x="2.257cm" svg:y="2.239cm" svg:width="30.754cm" svg:height="15.604cm">
          <chartooo:coordinate-region svg:x="3.99cm" svg:y="2.61cm" svg:width="27.90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4">
            <chart:title svg:x="0.451cm" svg:y="12.606cm" chart:style-name="ch7">
              <text:p>Density (kg/m3)</text:p>
            </chart:title>
            <chart:grid chart:style-name="ch6" chart:class="major"/>
          </chart:axis>
          <chart:series chart:style-name="ch8" chart:values-cell-range-address="'PREM Data'.E4:'PREM Data'.E58" loext:label-string="&quot;Density&quot;" chart:class="chart:scatter">
            <chart:domain table:cell-range-address="'PREM Data'.B4:'PREM Data'.B58"/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s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EM Data'.B4:'PREM Data'.B58</svg:desc>
                </draw:g>
              </table:table-cell>
              <table:table-cell office:value-type="float" office:value="13088.48">
                <text:p>13088.48</text:p>
                <draw:g>
                  <svg:desc>'PREM Data'.E4:'PREM Data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079.77">
                <text:p>1307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3053.64">
                <text:p>13053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3010.09">
                <text:p>1301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2949.12">
                <text:p>12949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2870.73">
                <text:p>12870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2774.93">
                <text:p>12774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1.5">
                <text:p>1221.5</text:p>
              </table:table-cell>
              <table:table-cell office:value-type="float" office:value="12763.6">
                <text:p>1276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1.5">
                <text:p>1221.5</text:p>
              </table:table-cell>
              <table:table-cell office:value-type="float" office:value="12166.34">
                <text:p>12166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12069.24">
                <text:p>12069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11946.82">
                <text:p>11946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11809">
                <text:p>11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11654.78">
                <text:p>11654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0">
                <text:p>2200</text:p>
              </table:table-cell>
              <table:table-cell office:value-type="float" office:value="11483.11">
                <text:p>11483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1292.98">
                <text:p>11292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00">
                <text:p>2600</text:p>
              </table:table-cell>
              <table:table-cell office:value-type="float" office:value="11083.35">
                <text:p>11083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0">
                <text:p>2800</text:p>
              </table:table-cell>
              <table:table-cell office:value-type="float" office:value="10853.21">
                <text:p>10853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10601.52">
                <text:p>10601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0">
                <text:p>3200</text:p>
              </table:table-cell>
              <table:table-cell office:value-type="float" office:value="10327.26">
                <text:p>10327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  <table:table-cell office:value-type="float" office:value="10029.4">
                <text:p>1002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80">
                <text:p>3480</text:p>
              </table:table-cell>
              <table:table-cell office:value-type="float" office:value="9903.49">
                <text:p>9903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0">
                <text:p>3480</text:p>
              </table:table-cell>
              <table:table-cell office:value-type="float" office:value="5566.45">
                <text:p>5566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0">
                <text:p>3600</text:p>
              </table:table-cell>
              <table:table-cell office:value-type="float" office:value="5506.42">
                <text:p>5506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0">
                <text:p>3630</text:p>
              </table:table-cell>
              <table:table-cell office:value-type="float" office:value="5491.45">
                <text:p>5491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30">
                <text:p>3630</text:p>
              </table:table-cell>
              <table:table-cell office:value-type="float" office:value="5491.45">
                <text:p>54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00">
                <text:p>3800</text:p>
              </table:table-cell>
              <table:table-cell office:value-type="float" office:value="5406.81">
                <text:p>5406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0">
                <text:p>4000</text:p>
              </table:table-cell>
              <table:table-cell office:value-type="float" office:value="5307.24">
                <text:p>5307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0">
                <text:p>4200</text:p>
              </table:table-cell>
              <table:table-cell office:value-type="float" office:value="5207.13">
                <text:p>5207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0">
                <text:p>4400</text:p>
              </table:table-cell>
              <table:table-cell office:value-type="float" office:value="5105.9">
                <text:p>510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0">
                <text:p>4600</text:p>
              </table:table-cell>
              <table:table-cell office:value-type="float" office:value="5002.99">
                <text:p>5002.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0">
                <text:p>4800</text:p>
              </table:table-cell>
              <table:table-cell office:value-type="float" office:value="4897.83">
                <text:p>4897.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4789.83">
                <text:p>4789.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00">
                <text:p>5200</text:p>
              </table:table-cell>
              <table:table-cell office:value-type="float" office:value="4678.44">
                <text:p>4678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00">
                <text:p>5400</text:p>
              </table:table-cell>
              <table:table-cell office:value-type="float" office:value="4563.07">
                <text:p>4563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0">
                <text:p>5600</text:p>
              </table:table-cell>
              <table:table-cell office:value-type="float" office:value="4443.17">
                <text:p>4443.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00">
                <text:p>5600</text:p>
              </table:table-cell>
              <table:table-cell office:value-type="float" office:value="4443.17">
                <text:p>4443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1">
                <text:p>5701</text:p>
              </table:table-cell>
              <table:table-cell office:value-type="float" office:value="4380.71">
                <text:p>4380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01">
                <text:p>5701</text:p>
              </table:table-cell>
              <table:table-cell office:value-type="float" office:value="3992.14">
                <text:p>3992.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71">
                <text:p>5771</text:p>
              </table:table-cell>
              <table:table-cell office:value-type="float" office:value="3975.84">
                <text:p>3975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71">
                <text:p>5871</text:p>
              </table:table-cell>
              <table:table-cell office:value-type="float" office:value="3849.8">
                <text:p>384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71">
                <text:p>5971</text:p>
              </table:table-cell>
              <table:table-cell office:value-type="float" office:value="3723.78">
                <text:p>3723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71">
                <text:p>5971</text:p>
              </table:table-cell>
              <table:table-cell office:value-type="float" office:value="3543.25">
                <text:p>3543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61">
                <text:p>6061</text:p>
              </table:table-cell>
              <table:table-cell office:value-type="float" office:value="3489.51">
                <text:p>3489.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51">
                <text:p>6151</text:p>
              </table:table-cell>
              <table:table-cell office:value-type="float" office:value="3435.78">
                <text:p>3435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51">
                <text:p>6151</text:p>
              </table:table-cell>
              <table:table-cell office:value-type="float" office:value="3359.5">
                <text:p>335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21">
                <text:p>6221</text:p>
              </table:table-cell>
              <table:table-cell office:value-type="float" office:value="3367.1">
                <text:p>3367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91">
                <text:p>6291</text:p>
              </table:table-cell>
              <table:table-cell office:value-type="float" office:value="3374.71">
                <text:p>3374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91">
                <text:p>6291</text:p>
              </table:table-cell>
              <table:table-cell office:value-type="float" office:value="3374.71">
                <text:p>3374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46.6">
                <text:p>6346.6</text:p>
              </table:table-cell>
              <table:table-cell office:value-type="float" office:value="3380.76">
                <text:p>3380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46.6">
                <text:p>6346.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56">
                <text:p>635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6">
                <text:p>6356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68">
                <text:p>6368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68">
                <text:p>636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71">
                <text:p>6371</text:p>
              </table:table-cell>
              <table:table-cell office:value-type="float" office:value="1020">
                <text:p>1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6340" chart:maximum="6380" chart:interval-major="5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1000" chart:maximum="3000" chart:interval-major="500" chart:interval-minor-divisor="50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6.039cm" svg:y="0.531cm" chart:style-name="ch2">
          <text:p>Earth's Density as a Function of Radius - Crust and Ocean</text:p>
        </chart:title>
        <chart:plot-area chart:style-name="ch3" table:cell-range-address="'PREM Data'.B53:'PREM Data'.B58 'PREM Data'.E53:'PREM Data'.E58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53:'PREM Data'.E58" chart:class="chart:scatter">
            <chart:domain table:cell-range-address="'PREM Data'.B53:'PREM Data'.B5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6.6">
                <text:p>6346.6</text:p>
                <draw:g>
                  <svg:desc>'PREM Data'.B53:'PREM Data'.B58</svg:desc>
                </draw:g>
              </table:table-cell>
              <table:table-cell office:value-type="float" office:value="2900">
                <text:p>2900</text:p>
                <draw:g>
                  <svg:desc>'PREM Data'.E53:'PREM Data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56">
                <text:p>635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56">
                <text:p>6356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68">
                <text:p>6368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68">
                <text:p>636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71">
                <text:p>6371</text:p>
              </table:table-cell>
              <table:table-cell office:value-type="float" office:value="1020">
                <text:p>10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9">
      <number:number number:decimal-places="12" loext:min-decimal-places="12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8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svg:stroke-width="0.035cm" svg:stroke-color="#ff0000"/>
    </style:style>
    <style:style style:name="ch10" style:family="chart" style:data-style-name="N149">
      <style:text-properties fo:color="#ff0000" fo:font-family="Arial" fo:font-size="18.5pt" style:font-size-asian="18.5pt" style:font-family-complex="Arial" style:font-size-complex="18.5pt"/>
    </style:style>
    <style:style style:name="ch11" style:family="chart">
      <style:graphic-properties draw:stroke="solid" svg:stroke-width="0.035cm" svg:stroke-color="#808080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7.203cm" svg:y="0.531cm" chart:style-name="ch2">
          <text:p>Earth's Density as a Function of Radius - Inner Core</text:p>
        </chart:title>
        <chart:plot-area chart:style-name="ch3" table:cell-range-address="'PREM Data'.B4:'PREM Data'.B11 'PREM Data'.E4:'PREM Data'.E11" svg:x="2.257cm" svg:y="2.239cm" svg:width="30.754cm" svg:height="15.604cm">
          <chartooo:coordinate-region svg:x="4.36cm" svg:y="2.61cm" svg:width="27.90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4">
            <chart:title svg:x="0.451cm" svg:y="12.606cm" chart:style-name="ch7">
              <text:p>Density (kg/m3)</text:p>
            </chart:title>
            <chart:grid chart:style-name="ch6" chart:class="major"/>
          </chart:axis>
          <chart:series chart:style-name="ch8" chart:values-cell-range-address="'PREM Data'.E4:'PREM Data'.E11" chart:class="chart:scatter">
            <chart:domain table:cell-range-address="'PREM Data'.B4:'PREM Data'.B11"/>
            <chart:regression-curve chart:style-name="ch9">
              <chart:equation chart:display-equation="true" chart:display-r-square="false" chart:style-name="ch10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EM Data'.B4:'PREM Data'.B11</svg:desc>
                </draw:g>
              </table:table-cell>
              <table:table-cell office:value-type="float" office:value="13088.48">
                <text:p>13088.48</text:p>
                <draw:g>
                  <svg:desc>'PREM Data'.E4:'PREM Data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079.77">
                <text:p>1307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3053.64">
                <text:p>13053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3010.09">
                <text:p>1301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2949.12">
                <text:p>12949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2870.73">
                <text:p>12870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2774.93">
                <text:p>12774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1.5">
                <text:p>1221.5</text:p>
              </table:table-cell>
              <table:table-cell office:value-type="float" office:value="12763.6">
                <text:p>1276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1000" chart:maximum="350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9000" chart:interval-major="100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svg:stroke-width="0.035cm" svg:stroke-color="#ff0000"/>
    </style:style>
    <style:style style:name="ch11" style:family="chart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7.111cm" svg:y="0.531cm" chart:style-name="ch2">
          <text:p>Earth's Density as a Function of Radius - Outer Core</text:p>
        </chart:title>
        <chart:plot-area chart:style-name="ch3" table:cell-range-address="'PREM Data'.B12:'PREM Data'.B24 'PREM Data'.E12:'PREM Data'.E24" svg:x="2.257cm" svg:y="2.239cm" svg:width="30.754cm" svg:height="15.604cm">
          <chartooo:coordinate-region svg:x="4.36cm" svg:y="2.61cm" svg:width="27.90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12:'PREM Data'.E24" chart:class="chart:scatter">
            <chart:domain table:cell-range-address="'PREM Data'.B12:'PREM Data'.B24"/>
            <chart:regression-curve chart:style-name="ch10">
              <chart:equation chart:display-equation="true" chart:display-r-square="false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21.5">
                <text:p>1221.5</text:p>
                <draw:g>
                  <svg:desc>'PREM Data'.B12:'PREM Data'.B24</svg:desc>
                </draw:g>
              </table:table-cell>
              <table:table-cell office:value-type="float" office:value="12166.34">
                <text:p>12166.34</text:p>
                <draw:g>
                  <svg:desc>'PREM Data'.E12:'PREM Data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2069.24">
                <text:p>12069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11946.82">
                <text:p>11946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11809">
                <text:p>11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1654.78">
                <text:p>11654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0">
                <text:p>2200</text:p>
              </table:table-cell>
              <table:table-cell office:value-type="float" office:value="11483.11">
                <text:p>11483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0">
                <text:p>2400</text:p>
              </table:table-cell>
              <table:table-cell office:value-type="float" office:value="11292.98">
                <text:p>11292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0">
                <text:p>2600</text:p>
              </table:table-cell>
              <table:table-cell office:value-type="float" office:value="11083.35">
                <text:p>11083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0">
                <text:p>2800</text:p>
              </table:table-cell>
              <table:table-cell office:value-type="float" office:value="10853.21">
                <text:p>1085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0601.52">
                <text:p>10601.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0">
                <text:p>3200</text:p>
              </table:table-cell>
              <table:table-cell office:value-type="float" office:value="10327.26">
                <text:p>1032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0">
                <text:p>3400</text:p>
              </table:table-cell>
              <table:table-cell office:value-type="float" office:value="10029.4">
                <text:p>1002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0">
                <text:p>3480</text:p>
              </table:table-cell>
              <table:table-cell office:value-type="float" office:value="9903.49">
                <text:p>9903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3450" chart:maximum="365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5400" chart:interval-major="5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7.534cm" svg:y="0.531cm" chart:style-name="ch2">
          <text:p>Earth's Density as a Function of Radius - D'' Layer</text:p>
        </chart:title>
        <chart:plot-area chart:style-name="ch3" table:cell-range-address="'PREM Data'.B25:'PREM Data'.B27 'PREM Data'.E25:'PREM Data'.E27" svg:x="2.257cm" svg:y="2.239cm" svg:width="30.754cm" svg:height="15.604cm">
          <chartooo:coordinate-region svg:x="3.99cm" svg:y="2.61cm" svg:width="28.277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25:'PREM Data'.E27" chart:class="chart:scatter">
            <chart:domain table:cell-range-address="'PREM Data'.B25:'PREM Data'.B27"/>
            <chart:regression-curve chart:style-name="ch10">
              <chart:equation chart:display-equation="true" chart:display-r-square="fals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0">
                <text:p>3480</text:p>
                <draw:g>
                  <svg:desc>'PREM Data'.B25:'PREM Data'.B27</svg:desc>
                </draw:g>
              </table:table-cell>
              <table:table-cell office:value-type="float" office:value="5566.45">
                <text:p>5566.45</text:p>
                <draw:g>
                  <svg:desc>'PREM Data'.E25:'PREM Data'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5506.42">
                <text:p>5506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0">
                <text:p>3630</text:p>
              </table:table-cell>
              <table:table-cell office:value-type="float" office:value="5491.45">
                <text:p>5491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3600" chart:maximum="5800" chart:interval-major="20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4300" chart:maximum="5500" chart:interval-major="200" chart:interval-minor-divisor="8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svg:stroke-width="0.035cm" svg:stroke-color="#ff0000"/>
    </style:style>
    <style:style style:name="ch11" style:family="chart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6.661cm" svg:y="0.531cm" chart:style-name="ch2">
          <text:p>Earth's Density as a Function of Radius - Lower Mantle</text:p>
        </chart:title>
        <chart:plot-area chart:style-name="ch3" table:cell-range-address="'PREM Data'.B28:'PREM Data'.B40 'PREM Data'.E28:'PREM Data'.E40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28:'PREM Data'.E40" chart:class="chart:scatter">
            <chart:domain table:cell-range-address="'PREM Data'.B28:'PREM Data'.B40"/>
            <chart:regression-curve chart:style-name="ch10">
              <chart:equation chart:display-equation="true" chart:display-r-square="false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0">
                <text:p>3630</text:p>
                <draw:g>
                  <svg:desc>'PREM Data'.B28:'PREM Data'.B40</svg:desc>
                </draw:g>
              </table:table-cell>
              <table:table-cell office:value-type="float" office:value="5491.45">
                <text:p>5491.45</text:p>
                <draw:g>
                  <svg:desc>'PREM Data'.E28:'PREM Data'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0">
                <text:p>3800</text:p>
              </table:table-cell>
              <table:table-cell office:value-type="float" office:value="5406.81">
                <text:p>5406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307.24">
                <text:p>5307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0">
                <text:p>4200</text:p>
              </table:table-cell>
              <table:table-cell office:value-type="float" office:value="5207.13">
                <text:p>5207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0">
                <text:p>4400</text:p>
              </table:table-cell>
              <table:table-cell office:value-type="float" office:value="5105.9">
                <text:p>510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">
                <text:p>4600</text:p>
              </table:table-cell>
              <table:table-cell office:value-type="float" office:value="5002.99">
                <text:p>5002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0">
                <text:p>4800</text:p>
              </table:table-cell>
              <table:table-cell office:value-type="float" office:value="4897.83">
                <text:p>4897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4789.83">
                <text:p>4789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00">
                <text:p>5200</text:p>
              </table:table-cell>
              <table:table-cell office:value-type="float" office:value="4678.44">
                <text:p>4678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00">
                <text:p>5400</text:p>
              </table:table-cell>
              <table:table-cell office:value-type="float" office:value="4563.07">
                <text:p>4563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00">
                <text:p>5600</text:p>
              </table:table-cell>
              <table:table-cell office:value-type="float" office:value="4443.17">
                <text:p>4443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">
                <text:p>5600</text:p>
              </table:table-cell>
              <table:table-cell office:value-type="float" office:value="4443.17">
                <text:p>4443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1">
                <text:p>5701</text:p>
              </table:table-cell>
              <table:table-cell office:value-type="float" office:value="4380.71">
                <text:p>4380.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14" loext:min-decimal-places="14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5700" chart:maximum="5775" chart:interval-major="25" chart:interval-minor-divisor="1" chart:reverse-direction="false" text:line-break="false" loext:try-staggering-first="false" chart:link-data-style-to-source="true" chart:axis-position="395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3970" chart:maximum="4000" chart:interval-major="1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 style:data-style-name="N138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4.862cm" svg:y="0.531cm" chart:style-name="ch2">
          <text:p>Earth's Density as a Function of Radius - Inner Transition Zone 1</text:p>
        </chart:title>
        <chart:plot-area chart:style-name="ch3" table:cell-range-address="'PREM Data'.B41:'PREM Data'.B42 'PREM Data'.E41:'PREM Data'.E42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41:'PREM Data'.E42" chart:class="chart:scatter">
            <chart:domain table:cell-range-address="'PREM Data'.B41:'PREM Data'.B42"/>
            <chart:regression-curve chart:style-name="ch10">
              <chart:equation chart:display-equation="true" chart:display-r-square="false" chart:style-name="ch11"/>
            </chart:regression-curve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01">
                <text:p>5701</text:p>
                <draw:g>
                  <svg:desc>'PREM Data'.B41:'PREM Data'.B42</svg:desc>
                </draw:g>
              </table:table-cell>
              <table:table-cell office:value-type="float" office:value="3992.14">
                <text:p>3992.14</text:p>
                <draw:g>
                  <svg:desc>'PREM Data'.E41:'PREM Data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71">
                <text:p>5771</text:p>
              </table:table-cell>
              <table:table-cell office:value-type="float" office:value="3975.84">
                <text:p>3975.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14" loext:min-decimal-places="14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5750" chart:maximum="6000" chart:interval-major="5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3700" chart:maximum="4000" chart:interval-major="5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 style:data-style-name="N138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5.179cm" svg:y="0.531cm" chart:style-name="ch2">
          <text:p>Earth's Density as a Function of Radius - Inner Transition Zone</text:p>
        </chart:title>
        <chart:plot-area chart:style-name="ch3" table:cell-range-address="'PREM Data'.B42:'PREM Data'.B44 'PREM Data'.E42:'PREM Data'.E44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42:'PREM Data'.E44" chart:class="chart:scatter">
            <chart:domain table:cell-range-address="'PREM Data'.B42:'PREM Data'.B44"/>
            <chart:regression-curve chart:style-name="ch10">
              <chart:equation chart:display-equation="true" chart:display-r-square="fals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71">
                <text:p>5771</text:p>
                <draw:g>
                  <svg:desc>'PREM Data'.B42:'PREM Data'.B44</svg:desc>
                </draw:g>
              </table:table-cell>
              <table:table-cell office:value-type="float" office:value="3975.84">
                <text:p>3975.84</text:p>
                <draw:g>
                  <svg:desc>'PREM Data'.E42:'PREM Data'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71">
                <text:p>5871</text:p>
              </table:table-cell>
              <table:table-cell office:value-type="float" office:value="3849.8">
                <text:p>384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71">
                <text:p>5971</text:p>
              </table:table-cell>
              <table:table-cell office:value-type="float" office:value="3723.78">
                <text:p>3723.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10" loext:min-decimal-places="10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5950" chart:maximum="6200" chart:interval-major="5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3400" chart:maximum="3600" chart:interval-major="5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 style:data-style-name="N134">
      <style:text-properties fo:color="#4c4c4c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5.087cm" svg:y="0.531cm" chart:style-name="ch2">
          <text:p>Earth's Density as a Function of Radius - Outer Transition Zone</text:p>
        </chart:title>
        <chart:plot-area chart:style-name="ch3" table:cell-range-address="'PREM Data'.B45:'PREM Data'.B47 'PREM Data'.E45:'PREM Data'.E47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45:'PREM Data'.E47" chart:class="chart:scatter">
            <chart:domain table:cell-range-address="'PREM Data'.B45:'PREM Data'.B47"/>
            <chart:regression-curve chart:style-name="ch10">
              <chart:equation chart:display-equation="true" chart:display-r-square="fals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1">
                <text:p>5971</text:p>
                <draw:g>
                  <svg:desc>'PREM Data'.B45:'PREM Data'.B47</svg:desc>
                </draw:g>
              </table:table-cell>
              <table:table-cell office:value-type="float" office:value="3543.25">
                <text:p>3543.25</text:p>
                <draw:g>
                  <svg:desc>'PREM Data'.E45:'PREM Data'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61">
                <text:p>6061</text:p>
              </table:table-cell>
              <table:table-cell office:value-type="float" office:value="3489.51">
                <text:p>3489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1">
                <text:p>6151</text:p>
              </table:table-cell>
              <table:table-cell office:value-type="float" office:value="3435.78">
                <text:p>3435.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6150" chart:maximum="6350" chart:interval-major="5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3350" chart:maximum="3390" chart:interval-major="10" chart:interval-minor-divisor="1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4.253cm" svg:y="0.531cm" chart:style-name="ch2">
          <text:p>Earth's Density as a Function of Radius - Low Velocity Zone and Lid</text:p>
        </chart:title>
        <chart:plot-area chart:style-name="ch3" table:cell-range-address="'PREM Data'.B48:'PREM Data'.B52 'PREM Data'.E48:'PREM Data'.E52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48:'PREM Data'.E52" chart:class="chart:scatter">
            <chart:domain table:cell-range-address="'PREM Data'.B48:'PREM Data'.B52"/>
            <chart:regression-curve chart:style-name="ch10">
              <chart:equation chart:display-equation="true" chart:display-r-square="false" chart:style-name="ch11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51">
                <text:p>6151</text:p>
                <draw:g>
                  <svg:desc>'PREM Data'.B48:'PREM Data'.B52</svg:desc>
                </draw:g>
              </table:table-cell>
              <table:table-cell office:value-type="float" office:value="3359.5">
                <text:p>3359.5</text:p>
                <draw:g>
                  <svg:desc>'PREM Data'.E48:'PREM Data'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21">
                <text:p>6221</text:p>
              </table:table-cell>
              <table:table-cell office:value-type="float" office:value="3367.1">
                <text:p>336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91">
                <text:p>6291</text:p>
              </table:table-cell>
              <table:table-cell office:value-type="float" office:value="3374.71">
                <text:p>3374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91">
                <text:p>6291</text:p>
              </table:table-cell>
              <table:table-cell office:value-type="float" office:value="3374.71">
                <text:p>3374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46.6">
                <text:p>6346.6</text:p>
              </table:table-cell>
              <table:table-cell office:value-type="float" office:value="3380.76">
                <text:p>3380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